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3C00000033849EA19FD24A2D9E.png" manifest:media-type="image/png"/>
  <manifest:file-entry manifest:full-path="Pictures/100000000000003C0000004C7DAA487A259CC3BE.png" manifest:media-type="image/png"/>
  <manifest:file-entry manifest:full-path="Pictures/10000000000001090000004A81E5E0327828512D.png" manifest:media-type="image/png"/>
  <manifest:file-entry manifest:full-path="Pictures/100000000000008B000001A082833784EF346DF2.jpg" manifest:media-type="image/jpeg"/>
  <manifest:file-entry manifest:full-path="Pictures/1000000000000032000000462B278B447DD31489.png" manifest:media-type="image/png"/>
  <manifest:file-entry manifest:full-path="Pictures/10000000000000430000004872B9E7E5022F73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14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18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22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23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24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25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26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27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28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29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30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33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draw:auto-grow-height="true" fo:min-height="1.48cm"/>
    </style:style>
    <style:style style:name="pr5" style:family="presentation" style:parent-style-name="Title2-outline1">
      <style:graphic-properties fo:min-height="13.142cm"/>
    </style:style>
    <style:style style:name="pr6" style:family="presentation" style:parent-style-name="Title2-notes">
      <style:graphic-properties draw:fill-color="#ffffff" draw:auto-grow-height="true" fo:min-height="12.409cm"/>
    </style:style>
    <style:style style:name="pr7" style:family="presentation" style:parent-style-name="Title2-title">
      <style:graphic-properties fo:min-height="2.4cm"/>
    </style:style>
    <style:style style:name="pr8" style:family="presentation" style:parent-style-name="Title2-outline1" style:list-style-name="L5">
      <style:graphic-properties fo:min-height="13.142cm"/>
    </style:style>
    <style:style style:name="pr9" style:family="presentation" style:parent-style-name="Title2-title">
      <style:graphic-properties fo:min-height="2.286cm"/>
    </style:style>
    <style:style style:name="pr10" style:family="presentation" style:parent-style-name="Title2-outline1" style:list-style-name="L5">
      <style:graphic-properties fo:min-height="13.142cm"/>
    </style:style>
    <style:style style:name="pr11" style:family="presentation" style:parent-style-name="Title2-title">
      <style:graphic-properties fo:min-height="1.48cm"/>
    </style:style>
    <style:style style:name="pr12" style:family="presentation" style:parent-style-name="Title2-title">
      <style:graphic-properties fo:min-height="2.5cm"/>
    </style:style>
    <style:style style:name="pr13" style:family="presentation" style:parent-style-name="Title2-notes">
      <style:graphic-properties draw:fill-color="#ffffff" fo:min-height="12.409cm"/>
    </style:style>
    <style:style style:name="pr14" style:family="presentation" style:parent-style-name="Title2-outline1" style:list-style-name="L5">
      <style:graphic-properties fo:min-height="13.142cm"/>
    </style:style>
    <style:style style:name="pr15" style:family="presentation" style:parent-style-name="Title2-title">
      <style:graphic-properties fo:min-height="1.355cm"/>
    </style:style>
    <style:style style:name="pr16" style:family="presentation" style:parent-style-name="Title2-title">
      <style:graphic-properties fo:min-height="1.08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7cm" fo:margin-right="0cm" fo:margin-top="0.4cm" fo:margin-bottom="0cm" fo:text-indent="0cm"/>
    </style:style>
    <style:style style:name="P1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cm" fo:margin-right="0cm" fo:margin-top="0.4cm" fo:margin-bottom="0cm" fo:text-indent="0cm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.95cm" fo:margin-right="0cm" fo:text-indent="-0.4cm"/>
    </style:style>
    <style:style style:name="P21" style:family="paragraph">
      <style:paragraph-properties fo:margin-left="2.06cm" fo:margin-right="0cm" fo:margin-top="0.3cm" fo:margin-bottom="0cm" fo:text-indent="-0.4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loext:graphic-properties draw:fill-color="#f37b70"/>
      <style:paragraph-properties fo:text-align="center"/>
    </style:style>
    <style:style style:name="P26" style:family="paragraph">
      <loext:graphic-properties draw:fill-color="#fff9ae"/>
      <style:paragraph-properties fo:text-align="center"/>
    </style:style>
    <style:style style:name="P27" style:family="paragraph">
      <loext:graphic-properties draw:fill="none" draw:fill-color="#ffffff"/>
      <style:text-properties style:text-position="-33% 58%"/>
    </style:style>
    <style:style style:name="P28" style:family="paragraph">
      <style:paragraph-properties fo:margin-left="0.95cm" fo:margin-right="0cm" fo:margin-top="0cm" fo:margin-bottom="0cm" fo:text-indent="0cm"/>
    </style:style>
    <style:style style:name="P29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30" style:family="paragraph">
      <loext:graphic-properties draw:fill-color="#f37b70"/>
      <style:paragraph-properties fo:text-align="center"/>
      <style:text-properties fo:font-size="18pt"/>
    </style:style>
    <style:style style:name="P31" style:family="paragraph">
      <loext:graphic-properties draw:fill-color="#fff9ae"/>
      <style:paragraph-properties fo:text-align="center"/>
      <style:text-properties fo:font-size="18pt"/>
    </style:style>
    <style:style style:name="P32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-color="#ffffff"/>
      <style:text-properties fo:font-size="12pt"/>
    </style:style>
    <style:style style:name="P34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="none" draw:fill-color="#000000" draw:opacity="100%"/>
      <style:paragraph-properties fo:text-align="center"/>
    </style:style>
    <style:style style:name="P36" style:family="paragraph">
      <loext:graphic-properties draw:fill="none"/>
      <style:text-properties style:text-position="-33% 58%"/>
    </style:style>
    <style:style style:name="P37" style:family="paragraph">
      <style:paragraph-properties fo:margin-left="1.9cm" fo:margin-right="0cm" fo:margin-top="0.3cm" fo:margin-bottom="0cm" fo:text-indent="-0.79cm"/>
    </style:style>
    <style:style style:name="P38" style:family="paragraph">
      <style:paragraph-properties fo:margin-top="0.4cm" fo:margin-bottom="0cm"/>
    </style:style>
    <style:style style:name="P39" style:family="paragraph">
      <style:paragraph-properties fo:margin-left="1.2cm" fo:margin-right="0cm" fo:margin-top="0.2cm" fo:margin-bottom="0cm" fo:text-indent="-0.1cm"/>
    </style:style>
    <style:style style:name="P40" style:family="paragraph">
      <style:paragraph-properties fo:margin-left="1.4cm" fo:margin-right="0cm" fo:text-indent="0cm"/>
    </style:style>
    <style:style style:name="P41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42" style:family="paragraph">
      <style:paragraph-properties fo:margin-left="0.8cm" fo:margin-right="0cm" fo:margin-top="0.1cm" fo:margin-bottom="0cm" fo:text-indent="-0.1cm"/>
    </style:style>
    <style:style style:name="P43" style:family="paragraph">
      <style:paragraph-properties fo:margin-left="0.1cm" fo:margin-right="0cm" fo:margin-top="0.2cm" fo:margin-bottom="0cm" fo:text-indent="0cm"/>
    </style:style>
    <style:style style:name="P44" style:family="paragraph">
      <style:paragraph-properties fo:margin-left="0.8cm" fo:margin-right="0cm" fo:text-indent="-0.1cm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Arial1" style:font-name-asian="Arial1" style:font-name-complex="Arial1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Arial1" fo:font-size="18pt" style:font-name-asian="Arial1" style:font-name-complex="Arial1"/>
    </style:style>
    <style:style style:name="T16" style:family="text">
      <style:text-properties style:font-name="Arial1" fo:font-size="16pt" style:font-name-asian="Arial1" style:font-size-asian="16pt" style:font-name-complex="Arial1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18pt" fo:font-style="normal" style:font-size-asian="18pt" style:font-style-asian="normal" style:font-size-complex="18pt" style:font-style-complex="normal"/>
    </style:style>
    <style:style style:name="T20" style:family="text">
      <style:text-properties fo:font-size="18pt" fo:font-style="italic" style:font-size-asian="18pt" style:font-style-asian="italic" style:font-size-complex="18pt" style:font-style-complex="italic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Überschrift Zeile 1 Zeile 2" draw:style-name="dp1" draw:master-page-name="Title2_5f_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Ü</text:span><text:span text:style-name="T1">b</text:span><text:span text:style-name="T1">e</text:span><text:span text:style-name="T1">r</text:span><text:span text:style-name="T1">s</text:span><text:span text:style-name="T1">i</text:span><text:span text:style-name="T1">c</text:span><text:span text:style-name="T1">h</text:span><text:span text:style-name="T1">t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<text:span text:style-name="T2">-</text:span> <text:span text:style-name="T2">Grundlagen</text:span></text:p>
              </text:list-item>
              <text:list-item>
                <text:p><text:span text:style-name="T2">- Rekurrente Neuronen</text:span></text:p>
              </text:list-item>
              <text:list-item>
                <text:p><text:span text:style-name="T2">- Strukturen von RNNs</text:span></text:p>
              </text:list-item>
              <text:list-item>
                <text:p><text:span text:style-name="T2">- Trainieren von RNNs</text:span></text:p>
              </text:list-item>
              <text:list-item>
                <text:p><text:span text:style-name="T3">-</text:span><text:span text:style-name="T2"> </text:span>LSTMs / GRUs</text:p>
              </text:list-item>
              <text:list-item>
                <text:p><text:span text:style-name="T2">- Beispiele für die Verwendung von RNNs</text:span></text:p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</text:span><text:span text:style-name="T7">o</text:span><text:span text:style-name="T7">n</text:span><text:span text:style-name="T7">g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 </text:span><text:span text:style-name="T7">T</text:span><text:span text:style-name="T7">e</text:span><text:span text:style-name="T7">r</text:span><text:span text:style-name="T7">m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frame presentation:style-name="pr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67" text:id="id67" text:style-name="P12"><text:span text:style-name="T8"><text:s/></text:span><text:span text:style-name="T8">Probleme von Vanilla-RNNs: </text:span></text:p>
                <text:list>
                  <text:list-item>
                    <text:p xml:id="id68" text:id="id68" text:style-name="P13"><text:span text:style-name="T8">Abhängigkeiten/Informationen gehen über lange Sequenzen hinweg verloren</text:span></text:p>
                  </text:list-item>
                  <text:list-item>
                    <text:p xml:id="id69" text:id="id69" text:style-name="P13"><text:span text:style-name="T9">Vanishing Gradient</text:span></text:p>
                  </text:list-item>
                </text:list>
              </text:list-item>
              <text:list-item>
                <text:p xml:id="id70" text:id="id70" text:style-name="P14"><text:span text:style-name="T8"><text:s/></text:span><text:span text:style-name="T8">Einführung eines Zellzustandes / Kontext </text:span></text:p>
                <text:list>
                  <text:list-item>
                    <text:p xml:id="id71" text:id="id71" text:style-name="P15">„Langzeitgedächtnis“</text:p>
                  </text:list-item>
                  <text:list-item>
                    <text:p xml:id="id72" text:id="id72" text:style-name="P15">zusätzlich zum <text:span text:style-name="T10">hidden state</text:span></text:p>
                  </text:list-item>
                </text:list>
              </text:list-item>
            </text:list>
          </draw:text-box>
        </draw:frame>
        <draw:g xml:id="id73" draw:id="id73">
          <svg:title>TexMaths</svg:title>
          <svg:desc>26§inline§C^{\left(t\right)}§svg§600§FALSE§</svg:desc>
          <draw:polygon draw:style-name="gr5" draw:text-style-name="P16" draw:layer="layout" svg:width="1.567cm" svg:height="0.812cm" svg:x="19.3cm" svg:y="9.866cm" svg:viewBox="0 0 1568 813" draw:points="784,813 0,813 0,0 1568,0 1568,813">
            <text:p/>
          </draw:polygon>
          <draw:path draw:style-name="gr6" draw:text-style-name="P17" draw:layer="layout" svg:width="0.65cm" svg:height="0.665cm" svg:x="19.346cm" svg:y="10.032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20.092cm" svg:y="9.866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20.331cm" svg:y="9.945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20.625cm" svg:y="9.866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frame draw:style-name="gr7" draw:text-style-name="P18" xml:id="id74" draw:id="id74" draw:layer="layout" svg:width="0.674cm" svg:height="0.725cm" svg:x="17cm" svg:y="12.8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2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3" presentation:use-date-time-name="dtd1">
        <office:forms form:automatic-focus="false" form:apply-design-mode="false"/>
        <draw:frame presentation:style-name="pr7" draw:layer="layout" svg:width="22.402cm" svg:height="2.4cm" svg:x="0.798cm" svg:y="1.5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</text:span><text:span text:style-name="T11">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G</text:span><text:span text:style-name="T7">a</text:span><text:span text:style-name="T7">t</text:span><text:span text:style-name="T7">e</text:span><text:span text:style-name="T7">s</text:span></text:p>
          </draw:text-box>
        </draw:frame>
        <draw:frame presentation:style-name="pr8" draw:text-style-name="P22" draw:layer="layout" svg:width="13.61cm" svg:height="8.992cm" svg:x="9.6cm" svg:y="5.108cm" presentation:class="outline" presentation:user-transformed="true">
          <draw:text-box>
            <text:list text:style-name="L5">
              <text:list-item>
                <text:p xml:id="id80" text:id="id80" text:style-name="P20"><text:span text:style-name="T12"><text:s/></text:span><text:span text:style-name="T12">Gates bestimmen welche Informationen „durchgelassen“ werden</text:span></text:p>
              </text:list-item>
              <text:list-item>
                <text:p xml:id="id81" text:id="id81" text:style-name="P20"><text:span text:style-name="T12"><text:s/></text:span><text:span text:style-name="T12">Bestehen aus Sigmoid-Schicht und einer elementweisen Multiplikation <text:s text:c="3"/>oder <text:s text:c="2"/></text:span></text:p>
              </text:list-item>
              <text:list-item>
                <text:p xml:id="id84" text:id="id84" text:style-name="P20"><text:span text:style-name="T12"><text:s/></text:span><text:span text:style-name="T12">Sigmoid-Layer erzeugt Werte zwischen 0 und 1</text:span></text:p>
                <text:list>
                  <text:list-item>
                    <text:p xml:id="id85" text:id="id85" text:style-name="P21"><text:span text:style-name="T12">1 bedeutet Information wird durchgelassen</text:span></text:p>
                  </text:list-item>
                  <text:list-item>
                    <text:p xml:id="id86" text:id="id86" text:style-name="P21"><text:span text:style-name="T12">0 bedeutet Information wird nicht durchgelassen</text:span></text:p>
                  </text:list-item>
                </text:list>
              </text:list-item>
            </text:list>
          </draw:text-box>
        </draw:frame>
        <draw:g xml:id="id87" draw:id="id87">
          <svg:title>TexMaths</svg:title>
          <svg:desc>22§display§g_{t} = &amp; \sigma(W_{x} x_{t} + b_{x} + W_{h} h_{t - 1} + b_{h})§svg§600§FALSE§</svg:desc>
          <draw:polygon draw:style-name="gr5" draw:text-style-name="P16" draw:layer="layout" svg:width="11.505cm" svg:height="0.773cm" svg:x="11.899cm" svg:y="15.002cm" svg:viewBox="0 0 11506 774" draw:points="5753,774 0,774 0,0 11506,0 11506,774">
            <text:p/>
          </draw:polygon>
          <draw:path draw:style-name="gr6" draw:text-style-name="P17" draw:layer="layout" svg:width="0.356cm" svg:height="0.5cm" svg:x="11.911cm" svg:y="15.2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12.29cm" svg:y="15.3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798cm" svg:y="15.29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3.601cm" svg:y="15.2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4.116cm" svg:y="15.0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384cm" svg:y="15.0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1cm" svg:height="0.245cm" svg:x="15.097cm" svg:y="15.4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17" draw:layer="layout" svg:width="0.386cm" svg:height="0.351cm" svg:x="15.482cm" svg:y="15.2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7" draw:layer="layout" svg:width="0.184cm" svg:height="0.344cm" svg:x="15.926cm" svg:y="15.3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516cm" svg:x="16.39cm" svg:y="15.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7.156cm" svg:y="15.0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91cm" svg:height="0.245cm" svg:x="17.478cm" svg:y="15.4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17" draw:layer="layout" svg:width="0.515cm" svg:height="0.516cm" svg:x="18.055cm" svg:y="15.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768cm" svg:height="0.546cm" svg:x="18.828cm" svg:y="15.0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6cm" svg:height="0.382cm" svg:x="19.556cm" svg:y="15.3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381cm" svg:height="0.546cm" svg:x="19.959cm" svg:y="15.0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6" draw:text-style-name="P17" draw:layer="layout" svg:width="0.184cm" svg:height="0.344cm" svg:x="20.385cm" svg:y="15.3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20.654cm" svg:y="15.549cm" svg:viewBox="0 0 368 28" svg:d="M347 28c7 0 21 0 21-14s-13-14-21-14h-326c-9 0-21 0-21 14s12 14 21 14z">
            <text:p/>
          </draw:path>
          <draw:path draw:style-name="gr6" draw:text-style-name="P17" draw:layer="layout" svg:width="0.198cm" svg:height="0.36cm" svg:x="21.138cm" svg:y="15.33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515cm" svg:height="0.516cm" svg:x="21.64cm" svg:y="15.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407cm" svg:y="15.0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96cm" svg:height="0.382cm" svg:x="22.743cm" svg:y="15.3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18cm" svg:height="0.773cm" svg:x="23.146cm" svg:y="15.0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8" draw:text-style-name="P23" xml:id="id75" draw:id="id75" draw:layer="layout" draw:type="line" svg:x1="5.474cm" svg:y1="12.1cm" svg:x2="5.499cm" svg:y2="10.7cm" svg:d="M5474 12100l25-1400" svg:viewBox="0 0 26 1401">
          <text:p/>
        </draw:connector>
        <draw:frame draw:style-name="gr7" draw:text-style-name="P18" xml:id="id76" draw:id="id76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2" draw:id="id2" draw:layer="layout" svg:width="1.8cm" svg:height="1.8cm" svg:x="4.584cm" svg:y="5.219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1" draw:id="id1" draw:layer="layout" svg:width="1.4cm" svg:height="1cm" svg:x="4.784cm" svg:y="9.719cm">
          <text:p text:style-name="P24"><text:span text:style-name="T1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xml:id="id77" draw:id="id77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11" draw:text-style-name="P23" xml:id="id78" draw:id="id78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7" draw:text-style-name="P18" xml:id="id79" draw:id="id79" draw:layer="layout" svg:width="0.454cm" svg:height="0.574cm" svg:x="5.702cm" svg:y="8.7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12" draw:text-style-name="P27" xml:id="id88" draw:id="id88" draw:layer="layout" svg:width="6cm" svg:height="1.013cm" svg:x="6.2cm" svg:y="16.1cm">
          <draw:text-box>
            <text:p>Kürzere Notation:</text:p>
          </draw:text-box>
        </draw:frame>
        <draw:g xml:id="id89" draw:id="id89">
          <svg:title>TexMaths</svg:title>
          <svg:desc>22§display§g_{t} = &amp; \sigma\left(W_{g} \left[h_{t - 1}, x_{t}\right] + b_g \right)§svg§600§FALSE§</svg:desc>
          <draw:polygon draw:style-name="gr5" draw:text-style-name="P16" draw:layer="layout" svg:width="8.724cm" svg:height="0.801cm" svg:x="12.001cm" svg:y="16.194cm" svg:viewBox="0 0 8725 802" draw:points="4363,802 0,802 0,0 8725,0 8725,802">
            <text:p/>
          </draw:polygon>
          <draw:path draw:style-name="gr6" draw:text-style-name="P17" draw:layer="layout" svg:width="0.356cm" svg:height="0.5cm" svg:x="12.013cm" svg:y="16.4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12.392cm" svg:y="16.5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12.9cm" svg:y="16.4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3.703cm" svg:y="16.4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14.347cm" svg:y="16.1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14.614cm" svg:y="16.2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6" draw:text-style-name="P17" draw:layer="layout" svg:width="0.268cm" svg:height="0.349cm" svg:x="15.325cm" svg:y="16.6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6" draw:text-style-name="P17" draw:layer="layout" svg:width="0.106cm" svg:height="0.773cm" svg:x="15.881cm" svg:y="16.194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048cm" svg:y="16.2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6" draw:text-style-name="P17" draw:layer="layout" svg:width="0.184cm" svg:height="0.344cm" svg:x="16.473cm" svg:y="16.5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6.742cm" svg:y="16.741cm" svg:viewBox="0 0 368 28" svg:d="M347 28c7 0 21 0 21-14s-13-14-21-14h-326c-9 0-21 0-21 14s12 14 21 14z">
            <text:p/>
          </draw:path>
          <draw:path draw:style-name="gr6" draw:text-style-name="P17" draw:layer="layout" svg:width="0.198cm" svg:height="0.359cm" svg:x="17.226cm" svg:y="16.53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7.581cm" svg:y="16.6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88cm" svg:y="16.4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6" draw:text-style-name="P17" draw:layer="layout" svg:width="0.184cm" svg:height="0.344cm" svg:x="18.322cm" svg:y="16.5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8.59cm" svg:y="16.194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001cm" svg:y="16.3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19.769cm" svg:y="16.2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68cm" svg:height="0.349cm" svg:x="20.087cm" svg:y="16.6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6" draw:text-style-name="P17" draw:layer="layout" svg:width="0.18cm" svg:height="0.773cm" svg:x="20.467cm" svg:y="16.1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2" draw:id="id82">
          <svg:title>TexMaths</svg:title>
          <svg:desc>28§display§\circ§svg§600§FALSE§</svg:desc>
          <draw:polygon draw:style-name="gr5" draw:text-style-name="P16" draw:layer="layout" svg:width="0.495cm" svg:height="0.385cm" svg:x="20.004cm" svg:y="7.914cm" svg:viewBox="0 0 496 386" draw:points="247,386 0,386 0,0 496,0 496,386">
            <text:p/>
          </draw:polygon>
          <draw:path draw:style-name="gr6" draw:text-style-name="P17" draw:layer="layout" svg:width="0.385cm" svg:height="0.383cm" svg:x="20.058cm" svg:y="7.9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13" draw:text-style-name="P25" xml:id="id83" draw:id="id83" draw:layer="layout" svg:width="0.8cm" svg:height="0.8cm" svg:x="22.3cm" svg:y="7.6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3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14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</text:span><text:span text:style-name="T11">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/text:p>
          </draw:text-box>
        </draw:frame>
        <draw:frame presentation:style-name="pr10" draw:text-style-name="P29" xml:id="id90" draw:id="id90" draw:layer="layout" svg:width="13.61cm" svg:height="6.874cm" svg:x="9.5cm" svg:y="5.226cm" presentation:class="outline" presentation:user-transformed="true">
          <draw:text-box>
            <text:list text:style-name="L1">
              <text:list-item>
                <text:p text:style-name="P28"><text:span text:style-name="T11">Bestimmt </text:span><text:span text:style-name="T14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2" draw:id="id92">
          <svg:title>TexMaths</svg:title>
          <svg:desc>22§display§i_t = \sigma(W_{i} \cdot \left[h_{t-1}, x_{t}\right] + b_{i})§svg§600§FALSE§</svg:desc>
          <draw:polygon draw:style-name="gr5" draw:text-style-name="P16" draw:layer="layout" svg:width="8.718cm" svg:height="0.773cm" svg:x="11.286cm" svg:y="15.926cm" svg:viewBox="0 0 8719 774" draw:points="4360,774 0,774 0,0 8719,0 8719,774">
            <text:p/>
          </draw:polygon>
          <draw:path draw:style-name="gr6" draw:text-style-name="P1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6" draw:text-style-name="P1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6" draw:text-style-name="P1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5.264cm" svg:y="15.9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7.97cm" svg:y="15.9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9" draw:text-style-name="P30" xml:id="id4" draw:id="id4" draw:layer="layout" svg:width="1.8cm" svg:height="1.8cm" svg:x="5.6cm" svg:y="5.335cm">
          <text:p text:style-name="P24"><text:span text:style-name="T15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1" xml:id="id3" draw:id="id3" draw:layer="layout" svg:width="1.4cm" svg:height="1cm" svg:x="3cm" svg:y="9.035cm">
          <text:p text:style-name="P24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4" draw:text-style-name="P23" xml:id="id93" draw:id="id93" draw:layer="layout" svg:x1="3.7cm" svg:y1="9.035cm" svg:x2="5.6cm" svg:y2="6.235cm" draw:start-shape="id3" draw:start-glue-point="0" draw:end-shape="id4" draw:end-glue-point="6" svg:d="M3700 9035v-2800h1900" svg:viewBox="0 0 1901 2801">
          <text:p/>
        </draw:connector>
        <draw:connector draw:style-name="gr11" draw:text-style-name="P23" xml:id="id94" draw:id="id94" draw:layer="layout" svg:x1="6.5cm" svg:y1="9.035cm" svg:x2="6.5cm" svg:y2="7.135cm" draw:start-shape="id5" draw:end-shape="id4" draw:end-glue-point="8" svg:d="M6500 9035v-1900" svg:viewBox="0 0 1 1901">
          <text:p/>
        </draw:connector>
        <draw:custom-shape draw:style-name="gr15" draw:text-style-name="P32" xml:id="id5" draw:id="id5" draw:layer="layout" svg:width="1.8cm" svg:height="1cm" svg:x="5.6cm" svg:y="9.035cm">
          <text:p text:style-name="P24"><text:span text:style-name="T16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6" draw:id="id6" draw:layer="layout" svg:width="2.449cm" svg:height="0.684cm" svg:x="4.218cm" svg:y="12.3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6" xml:id="id95" draw:id="id95" draw:layer="layout" svg:x1="5.442cm" svg:y1="12.316cm" svg:x2="3.7cm" svg:y2="10.035cm" draw:start-shape="id6" draw:start-glue-point="0" draw:end-shape="id3" svg:d="M5442 12316v-1140h-1742v-1141" svg:viewBox="0 0 1743 2282">
          <text:p/>
        </draw:connector>
        <draw:connector draw:style-name="gr16" xml:id="id96" draw:id="id96" draw:layer="layout" svg:x1="5.442cm" svg:y1="12.316cm" svg:x2="6.5cm" svg:y2="10.035cm" draw:start-shape="id6" draw:start-glue-point="0" draw:end-shape="id5" draw:end-glue-point="2" svg:d="M5442 12316v-1140h1058v-1141" svg:viewBox="0 0 1059 2282">
          <text:p/>
        </draw:connector>
        <draw:g xml:id="id97" draw:id="id97">
          <svg:title>TexMaths</svg:title>
          <svg:desc>18§display§\tilde{C}_t§svg§600§FALSE§</svg:desc>
          <draw:polygon draw:style-name="gr5" draw:text-style-name="P16" draw:layer="layout" svg:width="0.643cm" svg:height="0.677cm" svg:x="6.715cm" svg:y="8.192cm" svg:viewBox="0 0 644 678" draw:points="322,678 0,678 0,0 644,0 644,678">
            <text:p/>
          </draw:polygon>
          <draw:path draw:style-name="gr6" draw:text-style-name="P17" draw:layer="layout" svg:width="0.21cm" svg:height="0.059cm" svg:x="6.911cm" svg:y="8.1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6.747cm" svg:y="8.3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7.185cm" svg:y="8.5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7" draw:text-style-name="P18" xml:id="id98" draw:id="id98" draw:layer="layout" svg:width="0.378cm" svg:height="0.529cm" svg:x="3.922cm" svg:y="8.2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 xml:id="id99" draw:id="id99">
          <svg:title>TexMaths</svg:title>
          <svg:desc>22§display§\tilde{C}_{t} = \tanh(W_{c} \cdot \left[h_{t - 1}, x_{t}\right] + b_c)§svg§600§FALSE§</svg:desc>
          <draw:polygon draw:style-name="gr5" draw:text-style-name="P16" draw:layer="layout" svg:width="10.196cm" svg:height="0.905cm" svg:x="11.001cm" svg:y="14.494cm" svg:viewBox="0 0 10197 906" draw:points="5099,906 0,906 0,0 10197,0 10197,906">
            <text:p/>
          </draw:polygon>
          <draw:path draw:style-name="gr6" draw:text-style-name="P1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6" draw:text-style-name="P1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6" draw:text-style-name="P1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6" draw:text-style-name="P1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6" draw:text-style-name="P1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6" draw:text-style-name="P1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6" draw:text-style-name="P1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6" draw:text-style-name="P1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6.399cm" svg:y="14.6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6" draw:text-style-name="P1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9.105cm" svg:y="14.6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6" draw:text-style-name="P1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1" draw:id="id91">
          <svg:title>TexMaths</svg:title>
          <svg:desc>22§inline§\tilde{C}_t§svg§600§FALSE§</svg:desc>
          <draw:polygon draw:style-name="gr5" draw:text-style-name="P16" draw:layer="layout" svg:width="0.787cm" svg:height="0.828cm" svg:x="15.101cm" svg:y="8.101cm" svg:viewBox="0 0 788 829" draw:points="394,829 0,829 0,0 788,0 788,829">
            <text:p/>
          </draw:polygon>
          <draw:path draw:style-name="gr6" draw:text-style-name="P1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6" draw:text-style-name="P1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6" draw:text-style-name="P1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4" presentation:class="page"/>
          <draw:frame presentation:style-name="pr6" draw:text-style-name="P3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</text:span><text:span text:style-name="T11">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O</text:span><text:span text:style-name="T7">u</text:span><text:span text:style-name="T7">t</text:span><text:span text:style-name="T7">p</text:span><text:span text:style-name="T7">u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/text:p>
          </draw:text-box>
        </draw:frame>
        <draw:frame presentation:style-name="pr5" draw:text-style-name="P28" draw:layer="layout" svg:width="13.61cm" svg:height="4.274cm" svg:x="9.6cm" svg:y="5.426cm" presentation:class="outline" presentation:user-transformed="true">
          <draw:text-box>
            <text:list text:style-name="L1">
              <text:list-item>
                <text:p xml:id="id100" text:id="id100" text:style-name="P28">Bestimmt welche Informationen aus dem Zellzustand in die Ausgabe übernommen werden</text:p>
              </text:list-item>
            </text:list>
          </draw:text-box>
        </draw:frame>
        <draw:g xml:id="id101" draw:id="id101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5" draw:text-style-name="P16" draw:layer="layout" svg:width="11.543cm" svg:height="2.46cm" svg:x="11.056cm" svg:y="14.3cm" svg:viewBox="0 0 11544 2461" draw:points="5772,2461 0,2461 0,0 11544,0 11544,2461">
            <text:p/>
          </draw:polygon>
          <draw:path draw:style-name="gr6" draw:text-style-name="P1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6" draw:text-style-name="P1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6" draw:text-style-name="P1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6" draw:text-style-name="P1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6" draw:text-style-name="P17" draw:layer="layout" svg:width="0.136cm" svg:height="0.984cm" svg:x="16.456cm" svg:y="14.3cm" svg:viewBox="0 0 137 985" draw:points="137,985 137,947 40,947 40,40 137,40 137,0 0,0 0,985">
            <text:p/>
          </draw:polygon>
          <draw:path draw:style-name="gr6" draw:text-style-name="P1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1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6" draw:text-style-name="P1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6" draw:text-style-name="P17" draw:layer="layout" svg:width="0.136cm" svg:height="0.984cm" svg:x="19.901cm" svg:y="14.3cm" svg:viewBox="0 0 137 985" draw:points="137,0 0,0 0,40 96,40 96,947 0,947 0,985 137,985">
            <text:p/>
          </draw:polygon>
          <draw:path draw:style-name="gr6" draw:text-style-name="P1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6" draw:text-style-name="P1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1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6" draw:text-style-name="P1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6" draw:text-style-name="P1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6" draw:text-style-name="P1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6" draw:text-style-name="P1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17" draw:text-style-name="P34" xml:id="id9" draw:id="id9" draw:layer="layout" svg:width="2.4cm" svg:height="1.6cm" svg:x="3.582cm" svg:y="6.4cm">
          <text:p text:style-name="P24"><text:span text:style-name="T17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8" draw:id="id8" draw:layer="layout" svg:width="1.8cm" svg:height="1.8cm" svg:x="3.882cm" svg:y="8.8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7" draw:id="id7" draw:layer="layout" svg:width="1.4cm" svg:height="1cm" svg:x="2.182cm" svg:y="11.6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02" draw:id="id102" draw:layer="layout" svg:x1="2.882cm" svg:y1="11.6cm" svg:x2="3.882cm" svg:y2="9.7cm" draw:start-shape="id7" draw:start-glue-point="0" draw:end-shape="id8" draw:end-glue-point="6" svg:d="M2882 11600v-1900h1000" svg:viewBox="0 0 1001 1901">
          <text:p/>
        </draw:connector>
        <draw:connector draw:style-name="gr11" draw:text-style-name="P23" xml:id="id103" draw:id="id103" draw:layer="layout" svg:x1="4.782cm" svg:y1="8cm" svg:x2="4.782cm" svg:y2="8.8cm" draw:start-shape="id9" draw:start-glue-point="8" draw:end-shape="id8" draw:end-glue-point="4" svg:d="M4782 8000v800" svg:viewBox="0 0 1 801">
          <text:p/>
        </draw:connector>
        <draw:frame draw:style-name="gr7" draw:text-style-name="P18" xml:id="id104" draw:id="id104" draw:layer="layout" svg:width="0.618cm" svg:height="0.664cm" svg:x="7.982cm" svg:y="9.2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05" draw:id="id105" draw:layer="layout" svg:width="2.099cm" svg:height="0cm" svg:x="5.682cm" svg:y="9.6cm" svg:viewBox="0 0 2100 0" draw:points="0,0 2100,0">
          <text:p/>
        </draw:polyline>
        <draw:polyline draw:style-name="gr18" draw:text-style-name="P23" xml:id="id106" draw:id="id106" draw:layer="layout" svg:width="0cm" svg:height="1.599cm" svg:x="4.8cm" svg:y="4.8cm" svg:viewBox="0 0 0 1600" draw:points="0,1600 0,0">
          <text:p/>
        </draw:polyline>
        <draw:frame draw:style-name="gr7" draw:text-style-name="P18" xml:id="id107" draw:id="id107" draw:layer="layout" svg:width="2.449cm" svg:height="0.684cm" svg:x="1.6cm" svg:y="1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19" draw:text-style-name="P23" xml:id="id108" draw:id="id108" draw:layer="layout" svg:width="0cm" svg:height="1.399cm" svg:x="2.9cm" svg:y="12.6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5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custom-shape draw:style-name="gr20" draw:text-style-name="P35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text-style-name="P11" draw:layer="layout" svg:width="22.402cm" svg:height="1.48cm" svg:x="0.798cm" svg:y="2.52cm" presentation:class="title" presentation:user-transformed="true">
          <draw:text-box>
            <text:p><text:span text:style-name="T7">L</text:span><text:span text:style-name="T7">o</text:span><text:span text:style-name="T7">n</text:span><text:span text:style-name="T7">g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 </text:span><text:span text:style-name="T7">T</text:span><text:span text:style-name="T7">e</text:span><text:span text:style-name="T7">r</text:span><text:span text:style-name="T7">m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custom-shape draw:style-name="gr21" draw:text-style-name="P25" xml:id="id15" draw:id="id15" draw:layer="layout" svg:width="1.769cm" svg:height="1.768cm" svg:x="4.418cm" svg:y="4.91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16" draw:id="id16" draw:layer="layout" svg:width="1.375cm" svg:height="0.983cm" svg:x="4.615cm" svg:y="11.984cm">
          <text:p text:style-name="P24"><text:span text:style-name="T1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14" draw:id="id14" draw:layer="layout" svg:width="1.768cm" svg:height="1.768cm" svg:x="9.724cm" svg:y="4.9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xml:id="id18" draw:id="id18" draw:layer="layout" svg:width="2.358cm" svg:height="1.572cm" svg:x="14.047cm" svg:y="6.285cm">
          <text:p text:style-name="P24"><text:span text:style-name="T17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3" draw:id="id13" draw:layer="layout" svg:width="1.768cm" svg:height="1.769cm" svg:x="9.724cm" svg:y="8.643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1" draw:id="id11" draw:layer="layout" svg:width="1.769cm" svg:height="1.769cm" svg:x="14.341cm" svg:y="8.643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12" draw:id="id12" draw:layer="layout" svg:width="1.376cm" svg:height="0.983cm" svg:x="7.169cm" svg:y="11.984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10" draw:id="id10" draw:layer="layout" svg:width="1.376cm" svg:height="0.983cm" svg:x="12.671cm" svg:y="11.984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22" draw:id="id122" draw:layer="layout" svg:x1="13.359cm" svg:y1="11.984cm" svg:x2="14.341cm" svg:y2="9.528cm" draw:start-shape="id10" draw:start-glue-point="0" draw:end-shape="id11" draw:end-glue-point="6" svg:d="M13359 11984v-2456h982" svg:viewBox="0 0 983 2457">
          <text:p/>
        </draw:connector>
        <draw:connector draw:style-name="gr14" draw:text-style-name="P23" xml:id="id114" draw:id="id114" draw:layer="layout" svg:x1="7.857cm" svg:y1="11.984cm" svg:x2="9.724cm" svg:y2="9.528cm" draw:start-shape="id12" draw:start-glue-point="0" draw:end-shape="id13" draw:end-glue-point="6" svg:d="M7857 11984v-2456h1867" svg:viewBox="0 0 1868 2457">
          <text:p/>
        </draw:connector>
        <draw:connector draw:style-name="gr11" draw:text-style-name="P23" xml:id="id115" draw:id="id115" draw:layer="layout" svg:x1="10.608cm" svg:y1="8.643cm" svg:x2="10.608cm" svg:y2="6.678cm" draw:start-shape="id13" draw:start-glue-point="4" draw:end-shape="id14" draw:end-glue-point="8" svg:d="M10608 8643v-1965" svg:viewBox="0 0 1 1966">
          <text:p/>
        </draw:connector>
        <draw:connector draw:style-name="gr11" draw:text-style-name="P23" xml:id="id118" draw:id="id118" draw:layer="layout" svg:x1="6.187cm" svg:y1="5.794cm" svg:x2="9.724cm" svg:y2="5.794cm" draw:start-shape="id15" draw:start-glue-point="10" draw:end-shape="id14" draw:end-glue-point="6" svg:d="M6187 5794h3537" svg:viewBox="0 0 3538 1">
          <text:p/>
        </draw:connector>
        <draw:connector draw:style-name="gr11" draw:text-style-name="P23" xml:id="id109" draw:id="id109" draw:layer="layout" svg:x1="5.302cm" svg:y1="11.984cm" svg:x2="5.302cm" svg:y2="6.678cm" draw:start-shape="id16" draw:start-glue-point="0" draw:end-shape="id15" svg:d="M5302 11984v-5306" svg:viewBox="0 0 1 5307">
          <text:p/>
        </draw:connector>
        <draw:connector draw:style-name="gr11" draw:text-style-name="P23" xml:id="id116" draw:id="id116" draw:layer="layout" svg:x1="10.608cm" svg:y1="11.984cm" svg:x2="10.608cm" svg:y2="10.412cm" draw:start-shape="id17" draw:end-shape="id13" draw:end-glue-point="8" svg:d="M10608 11984v-1572" svg:viewBox="0 0 1 1573">
          <text:p/>
        </draw:connector>
        <draw:custom-shape draw:style-name="gr28" draw:text-style-name="P32" xml:id="id17" draw:id="id17" draw:layer="layout" svg:width="1.768cm" svg:height="0.983cm" svg:x="9.724cm" svg:y="11.984cm">
          <text:p text:style-name="P24"><text:span text:style-name="T16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19" draw:id="id19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xml:id="id123" draw:id="id123" draw:layer="layout" svg:x1="15.226cm" svg:y1="7.857cm" svg:x2="15.226cm" svg:y2="8.643cm" draw:start-shape="id18" draw:start-glue-point="8" draw:end-shape="id11" draw:end-glue-point="4" svg:d="M15226 7857v786" svg:viewBox="0 0 1 787">
          <text:p/>
        </draw:connector>
        <draw:frame draw:style-name="gr7" draw:text-style-name="P18" xml:id="id124" draw:id="id124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25" draw:id="id125" draw:layer="layout" svg:width="2.062cm" svg:height="0cm" svg:x="16.11cm" svg:y="9.43cm" svg:viewBox="0 0 2063 0" draw:points="0,0 2063,0">
          <text:p/>
        </draw:polyline>
        <draw:g xml:id="id126" draw:id="id126">
          <svg:title>TexMaths</svg:title>
          <svg:desc>22§display§C_{t}§svg§600§FALSE§</svg:desc>
          <draw:polygon draw:style-name="gr5" draw:text-style-name="P16" draw:layer="layout" svg:width="0.773cm" svg:height="0.634cm" svg:x="18.426cm" svg:y="5.492cm" svg:viewBox="0 0 774 635" draw:points="387,635 0,635 0,0 774,0 774,635">
            <text:p/>
          </draw:polygon>
          <draw:path draw:style-name="gr6" draw:text-style-name="P17" draw:layer="layout" svg:width="0.54cm" svg:height="0.553cm" svg:x="18.4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18.9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0" draw:id="id110">
          <svg:title>TexMaths</svg:title>
          <svg:desc>22§display§C_{t-1}§svg§600§FALSE§</svg:desc>
          <draw:polygon draw:style-name="gr5" draw:text-style-name="P16" draw:layer="layout" svg:width="1.551cm" svg:height="0.697cm" svg:x="0.822cm" svg:y="5.5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xml:id="id111" draw:id="id111" draw:layer="layout" draw:type="line" svg:x1="2.274cm" svg:y1="5.836cm" svg:x2="4.418cm" svg:y2="5.794cm" draw:end-shape="id15" draw:end-glue-point="6" svg:d="M2274 5836l2144-42" svg:viewBox="0 0 2145 43">
          <text:p/>
        </draw:connector>
        <draw:connector draw:style-name="gr16" xml:id="id112" draw:id="id112" draw:layer="layout" svg:x1="9.569cm" svg:y1="15.208cm" svg:x2="5.302cm" svg:y2="12.967cm" draw:start-shape="id19" draw:start-glue-point="0" draw:end-shape="id16" draw:end-glue-point="2" svg:d="M9569 15208v-1120h-4267v-1121" svg:viewBox="0 0 4268 2242">
          <text:p/>
        </draw:connector>
        <draw:connector draw:style-name="gr16" xml:id="id130" draw:id="id130" draw:layer="layout" svg:x1="9.569cm" svg:y1="15.208cm" svg:x2="13.359cm" svg:y2="12.967cm" draw:start-shape="id19" draw:start-glue-point="0" draw:end-shape="id10" draw:end-glue-point="2" svg:d="M9569 15208v-1120h3790v-1121" svg:viewBox="0 0 3791 2242">
          <text:p/>
        </draw:connector>
        <draw:connector draw:style-name="gr16" xml:id="id117" draw:id="id117" draw:layer="layout" svg:x1="9.569cm" svg:y1="15.208cm" svg:x2="7.857cm" svg:y2="12.967cm" draw:start-shape="id19" draw:start-glue-point="0" draw:end-shape="id12" svg:d="M9569 15208v-1120h-1712v-1121" svg:viewBox="0 0 1713 2242">
          <text:p/>
        </draw:connector>
        <draw:connector draw:style-name="gr16" xml:id="id119" draw:id="id119" draw:layer="layout" svg:x1="9.569cm" svg:y1="15.208cm" svg:x2="10.608cm" svg:y2="12.967cm" draw:start-shape="id19" draw:start-glue-point="0" draw:end-shape="id17" draw:end-glue-point="2" svg:d="M9569 15208v-1120h1039v-1121" svg:viewBox="0 0 1040 2242">
          <text:p/>
        </draw:connector>
        <draw:frame draw:style-name="gr7" draw:text-style-name="P18" xml:id="id113" draw:id="id113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xml:id="id120" draw:id="id120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xml:id="id127" draw:id="id127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xml:id="id128" draw:id="id128" draw:layer="layout" svg:x1="11.492cm" svg:y1="5.794cm" svg:x2="15.226cm" svg:y2="6.285cm" draw:start-shape="id14" draw:start-glue-point="10" draw:end-shape="id18" draw:end-glue-point="4" svg:d="M11492 5794h1278v-10h2456v501" svg:viewBox="0 0 3735 502">
          <text:p/>
        </draw:connector>
        <draw:polyline draw:style-name="gr11" draw:text-style-name="P23" xml:id="id129" draw:id="id129" draw:layer="layout" svg:width="3.199cm" svg:height="0.017cm" svg:x="15.226cm" svg:y="5.776cm" svg:viewBox="0 0 3200 18" draw:points="0,18 3200,0">
          <text:p/>
        </draw:polyline>
        <draw:g xml:id="id121" draw:id="id121">
          <svg:title>TexMaths</svg:title>
          <svg:desc>18§display§\tilde{C}^{\left(t\right)}§svg§600§FALSE§</svg:desc>
          <draw:polygon draw:style-name="gr5" draw:text-style-name="P16" draw:layer="layout" svg:width="1.065cm" svg:height="0.584cm" svg:x="10.78cm" svg:y="11.154cm" svg:viewBox="0 0 1066 585" draw:points="533,585 0,585 0,0 1066,0 1066,585">
            <text:p/>
          </draw:polygon>
          <draw:path draw:style-name="gr6" draw:text-style-name="P17" draw:layer="layout" svg:width="0.207cm" svg:height="0.058cm" svg:x="10.972cm" svg:y="11.165cm" svg:viewBox="0 0 208 59" svg:d="M208 10l-10-10c0 0-24 31-51 31-14 0-30-10-41-17-17-10-28-14-38-14-24 0-35 14-68 50l10 9c0-1 24-31 51-31 15 0 31 10 41 16 17 11 28 15 39 15 23 0 36-14 67-49z">
            <text:p/>
          </draw:path>
          <draw:path draw:style-name="gr6" draw:text-style-name="P17" draw:layer="layout" svg:width="0.442cm" svg:height="0.452cm" svg:x="10.811cm" svg:y="11.298cm" svg:viewBox="0 0 443 453" svg:d="M443 6c0-2-2-6-8-6-1 0-2 0-9 7l-43 48c-6-8-35-55-104-55-139 0-279 137-279 283 0 102 74 170 168 170 55 0 102-24 136-54 58-51 68-107 68-109 0-5-6-5-7-5-4 0-7 0-9 5-5 19-20 62-62 99-44 34-83 46-116 46-55 0-121-33-121-131 0-35 12-136 74-209 39-44 98-75 153-75 64 0 101 48 101 120 0 24-2 26-2 31 0 7 6 7 9 7 8 0 8-1 11-12z">
            <text:p/>
          </draw:path>
          <draw:path draw:style-name="gr6" draw:text-style-name="P17" draw:layer="layout" svg:width="0.114cm" svg:height="0.435cm" svg:x="11.318cm" svg:y="11.154cm" svg:viewBox="0 0 115 436" svg:d="M106 0c-83 58-106 151-106 218 0 61 18 157 106 218 3 0 9 0 9-4 0-3-2-4-5-7-59-53-80-128-80-207 0-117 45-176 82-208 1-2 3-3 3-4 0-6-6-6-9-6z">
            <text:p/>
          </draw:path>
          <draw:path draw:style-name="gr6" draw:text-style-name="P17" draw:layer="layout" svg:width="0.147cm" svg:height="0.276cm" svg:x="11.481cm" svg:y="11.208cm" svg:viewBox="0 0 148 277" svg:d="M89 101h45c9 0 14 0 14-10 0-6-5-6-12-6h-43l17-65c0-2 2-4 2-6 0-8-7-14-16-14-11 0-17 7-21 18-3 12 3-10-16 67h-45c-8 0-14 0-14 10 0 6 6 6 13 6h42l-27 103c-1 11-5 27-5 32 0 26 21 41 46 41 50 0 77-60 77-66s-6-6-7-6c-6 0-6 2-9 9-13 27-35 52-59 52-10 0-16-6-16-23 0-4 2-12 3-17z">
            <text:p/>
          </draw:path>
          <draw:path draw:style-name="gr6" draw:text-style-name="P17" draw:layer="layout" svg:width="0.114cm" svg:height="0.435cm" svg:x="11.68cm" svg:y="11.154cm" svg:viewBox="0 0 115 436" svg:d="M8 0c-2 0-8 0-8 6 0 1 1 2 4 5 38 36 79 94 79 207 0 91-28 160-75 202-8 9-8 9-8 12 0 1 1 4 6 4s46-28 76-84c20-35 33-83 33-134 0-61-19-157-107-218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5" draw:text-style-name="P16" draw:layer="layout" svg:width="8.342cm" svg:height="2.753cm" svg:x="13.965cm" svg:y="15.2cm" svg:viewBox="0 0 8343 2754" draw:points="4172,2754 0,2754 0,0 8343,0 8343,2754">
            <text:p/>
          </draw:polygon>
          <draw:path draw:style-name="gr6" draw:text-style-name="P1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6" draw:text-style-name="P1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6" draw:text-style-name="P1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8.381cm" svg:y="15.308cm" svg:viewBox="0 0 88 633" draw:points="88,633 88,609 26,609 26,26 88,26 88,0 0,0 0,633">
            <text:p/>
          </draw:polygon>
          <draw:path draw:style-name="gr6" draw:text-style-name="P1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6" draw:text-style-name="P1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6" draw:text-style-name="P17" draw:layer="layout" svg:width="0.087cm" svg:height="0.632cm" svg:x="20.596cm" svg:y="15.308cm" svg:viewBox="0 0 88 633" draw:points="88,0 0,0 0,26 62,26 62,609 0,609 0,633 88,633">
            <text:p/>
          </draw:polygon>
          <draw:path draw:style-name="gr6" draw:text-style-name="P1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6" draw:text-style-name="P1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6" draw:text-style-name="P1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6" draw:text-style-name="P1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6" draw:text-style-name="P1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6" draw:text-style-name="P1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6" draw:text-style-name="P1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6" draw:text-style-name="P1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6" draw:text-style-name="P1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6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2.5cm" svg:x="0.798cm" svg:y="1.7cm" presentation:class="title" presentation:user-transformed="true">
          <draw:text-box>
            <text:p><text:span text:style-name="T18">L</text:span><text:span text:style-name="T18">o</text:span><text:span text:style-name="T18">n</text:span><text:span text:style-name="T18">g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 </text:span><text:span text:style-name="T18">T</text:span><text:span text:style-name="T18">i</text:span><text:span text:style-name="T18">m</text:span><text:span text:style-name="T18">e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7"><text:line-break/></text:span><text:span text:style-name="T7">G</text:span><text:span text:style-name="T7">r</text:span><text:span text:style-name="T7">a</text:span><text:span text:style-name="T7">d</text:span><text:span text:style-name="T7">i</text:span><text:span text:style-name="T7">e</text:span><text:span text:style-name="T7">n</text:span><text:span text:style-name="T7">t</text:span><text:span text:style-name="T7">e</text:span><text:span text:style-name="T7">n</text:span><text:span text:style-name="T7">f</text:span><text:span text:style-name="T7">l</text:span><text:span text:style-name="T7">u</text:span><text:span text:style-name="T7">s</text:span><text:span text:style-name="T7">s</text:span></text:p>
          </draw:text-box>
        </draw:frame>
        <draw:custom-shape draw:style-name="gr20" draw:text-style-name="P35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25" draw:id="id25" draw:layer="layout" svg:width="1.769cm" svg:height="1.768cm" svg:x="6.218cm" svg:y="5.501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26" draw:id="id26" draw:layer="layout" svg:width="1.375cm" svg:height="0.983cm" svg:x="6.415cm" svg:y="12.575cm">
          <text:p text:style-name="P24"><text:span text:style-name="T1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24" draw:id="id24" draw:layer="layout" svg:width="1.768cm" svg:height="1.768cm" svg:x="11.524cm" svg:y="5.50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xml:id="id28" draw:id="id28" draw:layer="layout" svg:width="2.358cm" svg:height="1.572cm" svg:x="15.847cm" svg:y="6.876cm">
          <text:p text:style-name="P24"><text:span text:style-name="T17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3" draw:id="id23" draw:layer="layout" svg:width="1.768cm" svg:height="1.769cm" svg:x="11.524cm" svg:y="9.234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21" draw:id="id21" draw:layer="layout" svg:width="1.769cm" svg:height="1.769cm" svg:x="16.141cm" svg:y="9.234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2" draw:id="id22" draw:layer="layout" svg:width="1.376cm" svg:height="0.983cm" svg:x="8.969cm" svg:y="12.575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20" draw:id="id20" draw:layer="layout" svg:width="1.376cm" svg:height="0.983cm" svg:x="14.471cm" svg:y="12.575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159cm" svg:y1="12.575cm" svg:x2="16.141cm" svg:y2="10.119cm" draw:start-shape="id20" draw:start-glue-point="0" draw:end-shape="id21" draw:end-glue-point="6" svg:d="M15159 12575v-2456h982" svg:viewBox="0 0 983 2457">
          <text:p/>
        </draw:connector>
        <draw:connector draw:style-name="gr14" draw:text-style-name="P23" draw:layer="layout" svg:x1="9.657cm" svg:y1="12.575cm" svg:x2="11.524cm" svg:y2="10.119cm" draw:start-shape="id22" draw:start-glue-point="0" draw:end-shape="id23" draw:end-glue-point="6" svg:d="M9657 12575v-2456h1867" svg:viewBox="0 0 1868 2457">
          <text:p/>
        </draw:connector>
        <draw:connector draw:style-name="gr11" draw:text-style-name="P23" draw:layer="layout" svg:x1="12.408cm" svg:y1="9.234cm" svg:x2="12.408cm" svg:y2="7.269cm" draw:start-shape="id23" draw:start-glue-point="4" draw:end-shape="id24" draw:end-glue-point="8" svg:d="M12408 9234v-1965" svg:viewBox="0 0 1 1966">
          <text:p/>
        </draw:connector>
        <draw:connector draw:style-name="gr11" draw:text-style-name="P23" draw:layer="layout" svg:x1="7.987cm" svg:y1="6.385cm" svg:x2="11.524cm" svg:y2="6.385cm" draw:start-shape="id25" draw:start-glue-point="10" draw:end-shape="id24" draw:end-glue-point="6" svg:d="M7987 6385h3537" svg:viewBox="0 0 3538 1">
          <text:p/>
        </draw:connector>
        <draw:connector draw:style-name="gr11" draw:text-style-name="P23" draw:layer="layout" svg:x1="7.102cm" svg:y1="12.575cm" svg:x2="7.102cm" svg:y2="7.269cm" draw:start-shape="id26" draw:start-glue-point="0" draw:end-shape="id25" svg:d="M7102 12575v-5306" svg:viewBox="0 0 1 5307">
          <text:p/>
        </draw:connector>
        <draw:connector draw:style-name="gr11" draw:text-style-name="P23" draw:layer="layout" svg:x1="12.408cm" svg:y1="12.575cm" svg:x2="12.408cm" svg:y2="11.003cm" draw:start-shape="id27" draw:end-shape="id23" draw:end-glue-point="8" svg:d="M12408 12575v-1572" svg:viewBox="0 0 1 1573">
          <text:p/>
        </draw:connector>
        <draw:custom-shape draw:style-name="gr28" draw:text-style-name="P32" xml:id="id27" draw:id="id27" draw:layer="layout" svg:width="1.768cm" svg:height="0.983cm" svg:x="11.524cm" svg:y="12.575cm">
          <text:p text:style-name="P24"><text:span text:style-name="T16">t</text:span><text:span text:style-name="T16">a</text:span><text:span text:style-name="T16">n</text:span><text:span text:style-name="T16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29" draw:id="id29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026cm" svg:y1="8.448cm" svg:x2="17.026cm" svg:y2="9.234cm" draw:start-shape="id28" draw:start-glue-point="8" draw:end-shape="id21" draw:end-glue-point="4" svg:d="M17026 8448v786" svg:viewBox="0 0 1 787">
          <text:p/>
        </draw:connector>
        <draw:frame draw:style-name="gr7" draw:text-style-name="P18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226cm" svg:y="6.083cm" svg:viewBox="0 0 774 635" draw:points="387,635 0,635 0,0 774,0 774,635">
            <text:p/>
          </draw:polygon>
          <draw:path draw:style-name="gr6" draw:text-style-name="P17" draw:layer="layout" svg:width="0.54cm" svg:height="0.553cm" svg:x="20.2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7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622cm" svg:y="6.114cm" svg:viewBox="0 0 1552 698" draw:points="777,698 0,698 0,0 1552,0 1552,698">
            <text:p/>
          </draw:polygon>
          <draw:path draw:style-name="gr6" draw:text-style-name="P17" draw:layer="layout" svg:width="0.541cm" svg:height="0.552cm" svg:x="2.6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1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453cm" svg:y="6.6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9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074cm" svg:y1="6.427cm" svg:x2="6.218cm" svg:y2="6.385cm" draw:end-shape="id25" draw:end-glue-point="6" svg:d="M4074 6427l2144-42" svg:viewBox="0 0 2145 43">
          <text:p/>
        </draw:connector>
        <draw:connector draw:style-name="gr16" draw:layer="layout" svg:x1="11.369cm" svg:y1="15.799cm" svg:x2="7.102cm" svg:y2="13.558cm" draw:start-shape="id29" draw:start-glue-point="0" draw:end-shape="id26" draw:end-glue-point="2" svg:d="M11369 15799v-1120h-4267v-1121" svg:viewBox="0 0 4268 2242">
          <text:p/>
        </draw:connector>
        <draw:connector draw:style-name="gr16" draw:layer="layout" svg:x1="11.369cm" svg:y1="15.799cm" svg:x2="15.159cm" svg:y2="13.558cm" draw:start-shape="id29" draw:start-glue-point="0" draw:end-shape="id20" draw:end-glue-point="2" svg:d="M11369 15799v-1120h3790v-1121" svg:viewBox="0 0 3791 2242">
          <text:p/>
        </draw:connector>
        <draw:connector draw:style-name="gr16" draw:layer="layout" svg:x1="11.369cm" svg:y1="15.799cm" svg:x2="9.657cm" svg:y2="13.558cm" draw:start-shape="id29" draw:start-glue-point="0" draw:end-shape="id22" svg:d="M11369 15799v-1120h-1712v-1121" svg:viewBox="0 0 1713 2242">
          <text:p/>
        </draw:connector>
        <draw:connector draw:style-name="gr16" draw:layer="layout" svg:x1="11.369cm" svg:y1="15.799cm" svg:x2="12.408cm" svg:y2="13.558cm" draw:start-shape="id29" draw:start-glue-point="0" draw:end-shape="id27" draw:end-glue-point="2" svg:d="M11369 15799v-1120h1039v-1121" svg:viewBox="0 0 1040 2242">
          <text:p/>
        </draw:connector>
        <draw:frame draw:style-name="gr7" draw:text-style-name="P18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292cm" svg:y1="6.385cm" svg:x2="17.026cm" svg:y2="6.876cm" draw:start-shape="id24" draw:start-glue-point="10" draw:end-shape="id28" draw:end-glue-point="4" svg:d="M13292 6385h1278v-10h2456v501" svg:viewBox="0 0 3735 502">
          <text:p/>
        </draw:connector>
        <draw:line draw:style-name="gr11" draw:text-style-name="P23" draw:layer="layout" svg:x1="17.026cm" svg:y1="6.385cm" svg:x2="20.226cm" svg:y2="6.367cm">
          <text:p/>
        </draw:line>
        <draw:g>
          <svg:title>TexMaths</svg:title>
          <svg:desc>18§display§\tilde{C}^{\left(t\right)}§svg§600§FALSE§</svg:desc>
          <draw:polygon draw:style-name="gr5" draw:text-style-name="P16" draw:layer="layout" svg:width="1.065cm" svg:height="0.584cm" svg:x="12.58cm" svg:y="11.745cm" svg:viewBox="0 0 1066 585" draw:points="533,585 0,585 0,0 1066,0 1066,585">
            <text:p/>
          </draw:polygon>
          <draw:path draw:style-name="gr6" draw:text-style-name="P17" draw:layer="layout" svg:width="0.207cm" svg:height="0.058cm" svg:x="12.772cm" svg:y="11.756cm" svg:viewBox="0 0 208 59" svg:d="M208 10l-10-10c0 0-24 31-51 31-14 0-30-10-41-17-17-10-28-14-38-14-24 0-35 14-68 50l10 9c0-1 24-31 51-31 15 0 31 10 41 16 17 11 28 15 39 15 23 0 36-14 67-49z">
            <text:p/>
          </draw:path>
          <draw:path draw:style-name="gr6" draw:text-style-name="P17" draw:layer="layout" svg:width="0.442cm" svg:height="0.452cm" svg:x="12.611cm" svg:y="11.889cm" svg:viewBox="0 0 443 453" svg:d="M443 6c0-2-2-6-8-6-1 0-2 0-9 7l-43 48c-6-8-35-55-104-55-139 0-279 137-279 283 0 102 74 170 168 170 55 0 102-24 136-54 58-51 68-107 68-109 0-5-6-5-7-5-4 0-7 0-9 5-5 19-20 62-62 99-44 34-83 46-116 46-55 0-121-33-121-131 0-35 12-136 74-209 39-44 98-75 153-75 64 0 101 48 101 120 0 24-2 26-2 31 0 7 6 7 9 7 8 0 8-1 11-12z">
            <text:p/>
          </draw:path>
          <draw:path draw:style-name="gr6" draw:text-style-name="P17" draw:layer="layout" svg:width="0.114cm" svg:height="0.435cm" svg:x="13.118cm" svg:y="11.745cm" svg:viewBox="0 0 115 436" svg:d="M106 0c-83 58-106 151-106 218 0 61 18 157 106 218 3 0 9 0 9-4 0-3-2-4-5-7-59-53-80-128-80-207 0-117 45-176 82-208 1-2 3-3 3-4 0-6-6-6-9-6z">
            <text:p/>
          </draw:path>
          <draw:path draw:style-name="gr6" draw:text-style-name="P17" draw:layer="layout" svg:width="0.147cm" svg:height="0.276cm" svg:x="13.281cm" svg:y="11.799cm" svg:viewBox="0 0 148 277" svg:d="M89 101h45c9 0 14 0 14-10 0-6-5-6-12-6h-43l17-65c0-2 2-4 2-6 0-8-7-14-16-14-11 0-17 7-21 18-3 12 3-10-16 67h-45c-8 0-14 0-14 10 0 6 6 6 13 6h42l-27 103c-1 11-5 27-5 32 0 26 21 41 46 41 50 0 77-60 77-66s-6-6-7-6c-6 0-6 2-9 9-13 27-35 52-59 52-10 0-16-6-16-23 0-4 2-12 3-17z">
            <text:p/>
          </draw:path>
          <draw:path draw:style-name="gr6" draw:text-style-name="P17" draw:layer="layout" svg:width="0.114cm" svg:height="0.435cm" svg:x="13.48cm" svg:y="11.745cm" svg:viewBox="0 0 115 436" svg:d="M8 0c-2 0-8 0-8 6 0 1 1 2 4 5 38 36 79 94 79 207 0 91-28 160-75 202-8 9-8 9-8 12 0 1 1 4 6 4s46-28 76-84c20-35 33-83 33-134 0-61-19-157-107-218z">
            <text:p/>
          </draw:path>
        </draw:g>
        <draw:connector draw:style-name="gr29" draw:text-style-name="P36" draw:layer="layout" draw:type="line" svg:x1="20.033cm" svg:y1="5.748cm" svg:x2="13.033cm" svg:y2="5.76cm" draw:end-shape="id24" draw:end-glue-point="11" svg:d="M20033 5748l-7000 12" svg:viewBox="0 0 7001 13">
          <text:p/>
        </draw:connector>
        <draw:connector draw:style-name="gr30" draw:text-style-name="P36" draw:layer="layout" draw:type="line" svg:x1="11.783cm" svg:y1="5.76cm" svg:x2="7.728cm" svg:y2="5.76cm" draw:start-shape="id24" draw:start-glue-point="5" draw:end-shape="id25" draw:end-glue-point="11" svg:d="M11783 5760h-4055" svg:viewBox="0 0 4056 1">
          <text:p/>
        </draw:connector>
        <draw:connector draw:style-name="gr30" draw:text-style-name="P36" draw:layer="layout" draw:type="line" svg:x1="6.477cm" svg:y1="5.76cm" svg:x2="3.899cm" svg:y2="5.748cm" draw:start-shape="id25" draw:start-glue-point="5" svg:d="M6477 5760l-2578-12" svg:viewBox="0 0 2579 1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7" presentation:class="page"/>
          <draw:frame presentation:style-name="pr13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14" draw:text-style-name="P22" draw:layer="layout" svg:width="22.402cm" svg:height="13.392cm" svg:x="0.798cm" svg:y="4.626cm" presentation:class="outline" presentation:user-transformed="true">
          <draw:text-box>
            <text:list text:style-name="L5">
              <text:list-item>
                <text:p><text:span text:style-name="T12"><text:s/></text:span><text:span text:style-name="T12">LSTMs schwächen das </text:span><text:span text:style-name="T19">Problem verschwindender Gradienten ab</text:span></text:p>
              </text:list-item>
              <text:list-item>
                <text:p><text:span text:style-name="T19"><text:s/></text:span><text:span text:style-name="T19">Problem im Vanilla-RNN: häufige Multiplikation mit der selben </text:span><text:span text:style-name="T19">Gewichtsmatrix</text:span></text:p>
                <text:list>
                  <text:list-item>
                    <text:p text:style-name="P37"><text:span text:style-name="T19">Verstärkung verschwindender / explodierender Gradienten</text:span></text:p>
                  </text:list-item>
                </text:list>
              </text:list-item>
              <text:list-item>
                <text:p text:style-name="P38"><text:span text:style-name="T19"><text:s/></text:span><text:span text:style-name="T19">Vorteil LSTM: „Ungehinderter“ Gradientenfluss für den Zellzustand</text:span></text:p>
                <text:list>
                  <text:list-item>
                    <text:p text:style-name="P39"><text:span text:style-name="T19">Lediglich elementweise Operationen, keine </text:span><text:span text:style-name="T19">Matrixmultiplikation</text:span></text:p>
                  </text:list-item>
                  <text:list-item>
                    <text:p text:style-name="P39"><text:span text:style-name="T20">Forget gate </text:span><text:span text:style-name="T19">kann über die Schritte hinweg unterschiedlich </text:span><text:span text:style-name="T19">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12" draw:text-style-name="P11" draw:layer="layout" svg:width="22.402cm" svg:height="2.5cm" svg:x="0.781cm" svg:y="1.7cm" presentation:class="title" presentation:user-transformed="true">
          <draw:text-box>
            <text:p><text:span text:style-name="T18">Lo</text:span><text:span text:style-name="T18">ng </text:span><text:span text:style-name="T18">Sh</text:span><text:span text:style-name="T18">or</text:span><text:span text:style-name="T18">t </text:span><text:span text:style-name="T18">Ti</text:span><text:span text:style-name="T18">m</text:span><text:span text:style-name="T18">e </text:span><text:span text:style-name="T18">M</text:span><text:span text:style-name="T18">e</text:span><text:span text:style-name="T18">m</text:span><text:span text:style-name="T18">or</text:span><text:span text:style-name="T18">y</text:span><text:span text:style-name="T7"><text:line-break/></text:span><text:span text:style-name="T7">G</text:span><text:span text:style-name="T7">r</text:span><text:span text:style-name="T7">a</text:span><text:span text:style-name="T7">d</text:span><text:span text:style-name="T7">i</text:span><text:span text:style-name="T7">e</text:span><text:span text:style-name="T7">n</text:span><text:span text:style-name="T7">t</text:span><text:span text:style-name="T7">e</text:span><text:span text:style-name="T7">n</text:span><text:span text:style-name="T7">fl</text:span><text:span text:style-name="T7">u</text:span><text:span text:style-name="T7">s</text:span><text:span text:style-name="T7">s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8" presentation:class="page"/>
          <draw:frame presentation:style-name="pr13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3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</text:span><text:span text:style-name="T7">S</text:span><text:span text:style-name="T7">T</text:span><text:span text:style-name="T7">M</text:span><text:span text:style-name="T7"> </text:span><text:span text:style-name="T7">V</text:span><text:span text:style-name="T7">a</text:span><text:span text:style-name="T7">ri</text:span><text:span text:style-name="T7">a</text:span><text:span text:style-name="T7">n</text:span><text:span text:style-name="T7">t</text:span><text:span text:style-name="T7">e</text:span><text:span text:style-name="T7">n</text:span></text:p>
          </draw:text-box>
        </draw:frame>
        <draw:frame presentation:style-name="pr5" draw:text-style-name="P40" xml:id="id131" draw:id="id131" draw:layer="layout" svg:width="22.402cm" svg:height="6.074cm" svg:x="0.798cm" svg:y="4.326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0">Peephole Connections: Gates „schauen“ auf den Zellkontext</text:p>
                  </text:list-item>
                </text:list>
              </text:list-item>
            </text:list>
          </draw:text-box>
        </draw:frame>
        <draw:g xml:id="id132" draw:id="id132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5" draw:text-style-name="P16" draw:layer="layout" svg:width="8.467cm" svg:height="2.811cm" svg:x="4.676cm" svg:y="6.988cm" svg:viewBox="0 0 8468 2812" draw:points="4233,2812 0,2812 0,0 8468,0 8468,2812">
            <text:p/>
          </draw:polygon>
          <draw:path draw:style-name="gr6" draw:text-style-name="P1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6" draw:text-style-name="P1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6" draw:text-style-name="P17" draw:layer="layout" svg:width="0.097cm" svg:height="0.703cm" svg:x="8.25cm" svg:y="6.988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6" draw:text-style-name="P1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2.688cm" svg:y="6.988cm" svg:viewBox="0 0 98 704" draw:points="98,0 0,0 0,29 69,29 69,677 0,677 0,704 98,704">
            <text:p/>
          </draw:polygon>
          <draw:path draw:style-name="gr6" draw:text-style-name="P1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6" draw:text-style-name="P1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6" draw:text-style-name="P1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6" draw:text-style-name="P17" draw:layer="layout" svg:width="0.097cm" svg:height="0.703cm" svg:x="8.199cm" svg:y="8.042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6" draw:text-style-name="P1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6" draw:text-style-name="P1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6" draw:text-style-name="P17" draw:layer="layout" svg:width="0.097cm" svg:height="0.703cm" svg:x="12.637cm" svg:y="8.042cm" svg:viewBox="0 0 98 704" draw:points="98,0 0,0 0,29 69,29 69,677 0,677 0,704 98,704">
            <text:p/>
          </draw:polygon>
          <draw:path draw:style-name="gr6" draw:text-style-name="P1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6" draw:text-style-name="P1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6" draw:text-style-name="P17" draw:layer="layout" svg:width="0.097cm" svg:height="0.703cm" svg:x="8.12cm" svg:y="9.096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1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1.743cm" svg:y="9.096cm" svg:viewBox="0 0 98 704" draw:points="98,0 0,0 0,29 69,29 69,677 0,677 0,704 98,704">
            <text:p/>
          </draw:polygon>
          <draw:path draw:style-name="gr6" draw:text-style-name="P1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5" xml:id="id133" draw:id="id133" draw:layer="layout" svg:width="22.412cm" svg:height="7.118cm" svg:x="0.798cm" svg:y="10.6cm" presentation:class="outline" presentation:user-transformed="true">
          <draw:text-box>
            <text:list text:style-name="L1">
              <text:list-item>
                <text:list>
                  <text:list-item>
                    <text:p>Gekoppeltes <text:span text:style-name="T10">forget</text:span> und <text:span text:style-name="T10">input</text:span> <text:span text:style-name="T10">gate</text:span></text:p>
                  </text:list-item>
                </text:list>
              </text:list-item>
            </text:list>
          </draw:text-box>
        </draw:frame>
        <draw:g xml:id="id134" draw:id="id134">
          <svg:title>TexMaths</svg:title>
          <svg:desc>20§latex§C_{t} &amp; = f_{t} \circ C_{t - 1} + \boldsymbol{\left(1 - f_{t}\right)} \circ  \tilde{C}_{t}§svg§600§FALSE§</svg:desc>
          <draw:polygon draw:style-name="gr5" draw:text-style-name="P16" draw:layer="layout" svg:width="9.351cm" svg:height="0.823cm" svg:x="4.648cm" svg:y="12.086cm" svg:viewBox="0 0 9352 824" draw:points="4677,824 0,824 0,0 9352,0 9352,824">
            <text:p/>
          </draw:polygon>
          <draw:path draw:style-name="gr6" draw:text-style-name="P1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6" draw:text-style-name="P1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6" draw:text-style-name="P1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1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6" draw:text-style-name="P1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6" draw:text-style-name="P1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6" draw:text-style-name="P1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6" draw:text-style-name="P1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6" draw:text-style-name="P1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6" draw:text-style-name="P1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9" presentation:class="page"/>
          <draw:frame presentation:style-name="pr13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62cm" presentation:class="title" presentation:user-transformed="true">
          <draw:text-box>
            <text:p><text:span text:style-name="T21">LS</text:span><text:span text:style-name="T21">T</text:span><text:span text:style-name="T21">M </text:span><text:span text:style-name="T11">Va</text:span><text:span text:style-name="T11">ria</text:span><text:span text:style-name="T11">nt</text:span><text:span text:style-name="T11">en</text:span><text:line-break/><text:span text:style-name="T7">P</text:span><text:span text:style-name="T7">e</text:span><text:span text:style-name="T7">e</text:span><text:span text:style-name="T7">p</text:span><text:span text:style-name="T7">h</text:span><text:span text:style-name="T7">o</text:span><text:span text:style-name="T7">l</text:span><text:span text:style-name="T7">e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i</text:span><text:span text:style-name="T7">o</text:span><text:span text:style-name="T7">n</text:span><text:span text:style-name="T7">s</text:span></text:p>
          </draw:text-box>
        </draw:frame>
        <draw:custom-shape draw:style-name="gr20" draw:text-style-name="P35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35" draw:id="id35" draw:layer="layout" svg:width="1.769cm" svg:height="1.768cm" svg:x="6.656cm" svg:y="6.31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36" draw:id="id36" draw:layer="layout" svg:width="1.375cm" svg:height="0.983cm" svg:x="6.853cm" svg:y="13.384cm">
          <text:p text:style-name="P24"><text:span text:style-name="T1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34" draw:id="id34" draw:layer="layout" svg:width="1.768cm" svg:height="1.768cm" svg:x="11.962cm" svg:y="6.3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xml:id="id38" draw:id="id38" draw:layer="layout" svg:width="2.358cm" svg:height="1.572cm" svg:x="16.285cm" svg:y="7.685cm">
          <text:p text:style-name="P24"><text:span text:style-name="T17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3" draw:id="id33" draw:layer="layout" svg:width="1.768cm" svg:height="1.769cm" svg:x="11.962cm" svg:y="10.043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31" draw:id="id31" draw:layer="layout" svg:width="1.769cm" svg:height="1.769cm" svg:x="16.579cm" svg:y="10.043cm">
          <text:p text:style-name="P24"><text:span text:style-name="T13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2" draw:id="id32" draw:layer="layout" svg:width="1.376cm" svg:height="0.983cm" svg:x="9.407cm" svg:y="13.384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0" draw:id="id30" draw:layer="layout" svg:width="1.376cm" svg:height="0.983cm" svg:x="14.909cm" svg:y="13.384cm">
          <text:p text:style-name="P24"><text:span text:style-name="T13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597cm" svg:y1="13.384cm" svg:x2="16.579cm" svg:y2="10.928cm" draw:start-shape="id30" draw:start-glue-point="0" draw:end-shape="id31" draw:end-glue-point="6" svg:d="M15597 13384v-2456h982" svg:viewBox="0 0 983 2457">
          <text:p/>
        </draw:connector>
        <draw:connector draw:style-name="gr14" draw:text-style-name="P23" draw:layer="layout" svg:x1="10.095cm" svg:y1="13.384cm" svg:x2="11.962cm" svg:y2="10.928cm" draw:start-shape="id32" draw:start-glue-point="0" draw:end-shape="id33" draw:end-glue-point="6" svg:d="M10095 13384v-2456h1867" svg:viewBox="0 0 1868 2457">
          <text:p/>
        </draw:connector>
        <draw:connector draw:style-name="gr11" draw:text-style-name="P23" draw:layer="layout" svg:x1="12.846cm" svg:y1="10.043cm" svg:x2="12.846cm" svg:y2="8.078cm" draw:start-shape="id33" draw:start-glue-point="4" draw:end-shape="id34" draw:end-glue-point="8" svg:d="M12846 10043v-1965" svg:viewBox="0 0 1 1966">
          <text:p/>
        </draw:connector>
        <draw:connector draw:style-name="gr11" draw:text-style-name="P23" draw:layer="layout" svg:x1="8.425cm" svg:y1="7.194cm" svg:x2="11.962cm" svg:y2="7.194cm" draw:start-shape="id35" draw:start-glue-point="10" draw:end-shape="id34" draw:end-glue-point="6" svg:d="M8425 7194h3537" svg:viewBox="0 0 3538 1">
          <text:p/>
        </draw:connector>
        <draw:connector draw:style-name="gr11" draw:text-style-name="P23" draw:layer="layout" svg:x1="7.54cm" svg:y1="13.384cm" svg:x2="7.54cm" svg:y2="8.078cm" draw:start-shape="id36" draw:start-glue-point="0" draw:end-shape="id35" svg:d="M7540 13384v-5306" svg:viewBox="0 0 1 5307">
          <text:p/>
        </draw:connector>
        <draw:connector draw:style-name="gr11" draw:text-style-name="P23" draw:layer="layout" svg:x1="12.846cm" svg:y1="13.384cm" svg:x2="12.846cm" svg:y2="11.812cm" draw:start-shape="id37" draw:end-shape="id33" draw:end-glue-point="8" svg:d="M12846 13384v-1572" svg:viewBox="0 0 1 1573">
          <text:p/>
        </draw:connector>
        <draw:custom-shape draw:style-name="gr28" draw:text-style-name="P32" xml:id="id37" draw:id="id37" draw:layer="layout" svg:width="1.768cm" svg:height="0.983cm" svg:x="11.962cm" svg:y="13.384cm">
          <text:p text:style-name="P24"><text:span text:style-name="T16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39" draw:id="id39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464cm" svg:y1="9.257cm" svg:x2="17.464cm" svg:y2="10.043cm" draw:start-shape="id38" draw:start-glue-point="8" draw:end-shape="id31" draw:end-glue-point="4" svg:d="M17464 9257v786" svg:viewBox="0 0 1 787">
          <text:p/>
        </draw:connector>
        <draw:frame draw:style-name="gr7" draw:text-style-name="P18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664cm" svg:y="6.892cm" svg:viewBox="0 0 774 635" draw:points="387,635 0,635 0,0 774,0 774,635">
            <text:p/>
          </draw:polygon>
          <draw:path draw:style-name="gr6" draw:text-style-name="P1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0" draw:id="id40">
          <svg:title>TexMaths</svg:title>
          <svg:desc>22§display§C_{t-1}§svg§600§FALSE§</svg:desc>
          <draw:polygon draw:style-name="gr5" draw:text-style-name="P16" draw:layer="layout" svg:width="1.551cm" svg:height="0.697cm" svg:x="3.06cm" svg:y="6.923cm" svg:viewBox="0 0 1552 698" draw:points="777,698 0,698 0,0 1552,0 1552,698">
            <text:p/>
          </draw:polygon>
          <draw:path draw:style-name="gr6" draw:text-style-name="P1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512cm" svg:y1="7.236cm" svg:x2="6.656cm" svg:y2="7.194cm" draw:end-shape="id35" draw:end-glue-point="6" svg:d="M4512 7236l2144-42" svg:viewBox="0 0 2145 43">
          <text:p/>
        </draw:connector>
        <draw:connector draw:style-name="gr16" draw:layer="layout" svg:x1="11.807cm" svg:y1="16.608cm" svg:x2="7.54cm" svg:y2="14.367cm" draw:start-shape="id39" draw:start-glue-point="0" draw:end-shape="id36" draw:end-glue-point="2" svg:d="M11807 16608v-1120h-4267v-1121" svg:viewBox="0 0 4268 2242">
          <text:p/>
        </draw:connector>
        <draw:connector draw:style-name="gr16" draw:layer="layout" svg:x1="11.807cm" svg:y1="16.608cm" svg:x2="15.597cm" svg:y2="14.367cm" draw:start-shape="id39" draw:start-glue-point="0" draw:end-shape="id30" draw:end-glue-point="2" svg:d="M11807 16608v-1120h3790v-1121" svg:viewBox="0 0 3791 2242">
          <text:p/>
        </draw:connector>
        <draw:connector draw:style-name="gr16" draw:layer="layout" svg:x1="11.807cm" svg:y1="16.608cm" svg:x2="10.095cm" svg:y2="14.367cm" draw:start-shape="id39" draw:start-glue-point="0" draw:end-shape="id32" svg:d="M11807 16608v-1120h-1712v-1121" svg:viewBox="0 0 1713 2242">
          <text:p/>
        </draw:connector>
        <draw:connector draw:style-name="gr16" draw:layer="layout" svg:x1="11.807cm" svg:y1="16.608cm" svg:x2="12.846cm" svg:y2="14.367cm" draw:start-shape="id39" draw:start-glue-point="0" draw:end-shape="id37" draw:end-glue-point="2" svg:d="M11807 16608v-1120h1039v-1121" svg:viewBox="0 0 1040 2242">
          <text:p/>
        </draw:connector>
        <draw:frame draw:style-name="gr7" draw:text-style-name="P18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73cm" svg:y1="7.194cm" svg:x2="17.464cm" svg:y2="7.685cm" draw:start-shape="id34" draw:start-glue-point="10" draw:end-shape="id38" draw:end-glue-point="4" svg:d="M13730 7194h1278v-10h2456v501" svg:viewBox="0 0 3735 502">
          <text:p/>
        </draw:connector>
        <draw:line draw:style-name="gr11" draw:text-style-name="P23" draw:layer="layout" svg:x1="17.464cm" svg:y1="7.194cm" svg:x2="20.664cm" svg:y2="7.176cm">
          <text:p/>
        </draw:line>
        <draw:g>
          <svg:title>TexMaths</svg:title>
          <svg:desc>18§display§\tilde{C}^{\left(t\right)}§svg§600§FALSE§</svg:desc>
          <draw:polygon draw:style-name="gr5" draw:text-style-name="P16" draw:layer="layout" svg:width="1.065cm" svg:height="0.584cm" svg:x="13.018cm" svg:y="12.554cm" svg:viewBox="0 0 1066 585" draw:points="533,585 0,585 0,0 1066,0 1066,585">
            <text:p/>
          </draw:polygon>
          <draw:path draw:style-name="gr6" draw:text-style-name="P17" draw:layer="layout" svg:width="0.207cm" svg:height="0.058cm" svg:x="13.21cm" svg:y="12.565cm" svg:viewBox="0 0 208 59" svg:d="M208 10l-10-10c0 0-24 31-51 31-14 0-30-10-41-17-17-10-28-14-38-14-24 0-35 14-68 50l10 9c0-1 24-31 51-31 15 0 31 10 41 16 17 11 28 15 39 15 23 0 36-14 67-49z">
            <text:p/>
          </draw:path>
          <draw:path draw:style-name="gr6" draw:text-style-name="P17" draw:layer="layout" svg:width="0.442cm" svg:height="0.452cm" svg:x="13.049cm" svg:y="12.698cm" svg:viewBox="0 0 443 453" svg:d="M443 6c0-2-2-6-8-6-1 0-2 0-9 7l-43 48c-6-8-35-55-104-55-139 0-279 137-279 283 0 102 74 170 168 170 55 0 102-24 136-54 58-51 68-107 68-109 0-5-6-5-7-5-4 0-7 0-9 5-5 19-20 62-62 99-44 34-83 46-116 46-55 0-121-33-121-131 0-35 12-136 74-209 39-44 98-75 153-75 64 0 101 48 101 120 0 24-2 26-2 31 0 7 6 7 9 7 8 0 8-1 11-12z">
            <text:p/>
          </draw:path>
          <draw:path draw:style-name="gr6" draw:text-style-name="P17" draw:layer="layout" svg:width="0.114cm" svg:height="0.435cm" svg:x="13.556cm" svg:y="12.554cm" svg:viewBox="0 0 115 436" svg:d="M106 0c-83 58-106 151-106 218 0 61 18 157 106 218 3 0 9 0 9-4 0-3-2-4-5-7-59-53-80-128-80-207 0-117 45-176 82-208 1-2 3-3 3-4 0-6-6-6-9-6z">
            <text:p/>
          </draw:path>
          <draw:path draw:style-name="gr6" draw:text-style-name="P17" draw:layer="layout" svg:width="0.147cm" svg:height="0.276cm" svg:x="13.719cm" svg:y="12.608cm" svg:viewBox="0 0 148 277" svg:d="M89 101h45c9 0 14 0 14-10 0-6-5-6-12-6h-43l17-65c0-2 2-4 2-6 0-8-7-14-16-14-11 0-17 7-21 18-3 12 3-10-16 67h-45c-8 0-14 0-14 10 0 6 6 6 13 6h42l-27 103c-1 11-5 27-5 32 0 26 21 41 46 41 50 0 77-60 77-66s-6-6-7-6c-6 0-6 2-9 9-13 27-35 52-59 52-10 0-16-6-16-23 0-4 2-12 3-17z">
            <text:p/>
          </draw:path>
          <draw:path draw:style-name="gr6" draw:text-style-name="P17" draw:layer="layout" svg:width="0.114cm" svg:height="0.435cm" svg:x="13.918cm" svg:y="12.554cm" svg:viewBox="0 0 115 436" svg:d="M8 0c-2 0-8 0-8 6 0 1 1 2 4 5 38 36 79 94 79 207 0 91-28 160-75 202-8 9-8 9-8 12 0 1 1 4 6 4s46-28 76-84c20-35 33-83 33-134 0-61-19-157-107-218z">
            <text:p/>
          </draw:path>
        </draw:g>
        <draw:connector draw:style-name="gr31" draw:text-style-name="P23" xml:id="id41" draw:id="id41" draw:layer="layout" draw:type="line" svg:x1="3.836cm" svg:y1="7.621cm" svg:x2="3.825cm" svg:y2="14.814cm" draw:start-shape="id40" draw:start-glue-point="2" svg:d="M3836 7621l-11 7193" svg:viewBox="0 0 12 7194">
          <text:p/>
        </draw:connector>
        <draw:connector draw:style-name="gr30" draw:text-style-name="P23" xml:id="id42" draw:id="id42" draw:layer="layout" draw:line-skew="-0.315cm" svg:x1="3.825cm" svg:y1="14.814cm" svg:x2="6.853cm" svg:y2="13.875cm" draw:start-shape="id41" draw:start-glue-point="3" draw:end-shape="id36" draw:end-glue-point="3" svg:d="M3825 14814v226h1539v-1165h1489" svg:viewBox="0 0 3029 1166">
          <text:p/>
        </draw:connector>
        <draw:connector draw:style-name="gr30" draw:text-style-name="P23" draw:layer="layout" draw:line-skew="-0.501cm 0.47cm" svg:x1="5.364cm" svg:y1="15.04cm" svg:x2="9.407cm" svg:y2="13.875cm" draw:start-shape="id42" draw:start-glue-point="0" draw:end-shape="id32" draw:end-glue-point="3" svg:d="M5364 15040v40h3236v-1205h807" svg:viewBox="0 0 4044 1206">
          <text:p/>
        </draw:connector>
        <draw:connector draw:style-name="gr30" draw:text-style-name="P23" draw:layer="layout" svg:x1="13.73cm" svg:y1="7.194cm" svg:x2="14.909cm" svg:y2="13.875cm" draw:start-shape="id34" draw:start-glue-point="10" draw:end-shape="id30" svg:d="M13730 7194h590v6681h589" svg:viewBox="0 0 1180 668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0" presentation:class="page"/>
          <draw:frame presentation:style-name="pr13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21">LSTM </text:span><text:span text:style-name="T11">Varianten</text:span><text:line-break/><text:span text:style-name="T7">Gekoppeltes </text:span><text:span text:style-name="T22">forget</text:span><text:span text:style-name="T7"> und </text:span><text:span text:style-name="T22">input</text:span><text:span text:style-name="T7"> </text:span><text:span text:style-name="T22">gate</text:span></text:p>
          </draw:text-box>
        </draw:frame>
        <draw:custom-shape draw:style-name="gr20" draw:text-style-name="P35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0" xml:id="id47" draw:id="id47" draw:layer="layout" svg:width="1.769cm" svg:height="1.768cm" svg:x="5.818cm" svg:y="5.901cm">
          <text:p text:style-name="P24"><text:span text:style-name="T15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48" draw:id="id48" draw:layer="layout" svg:width="1.375cm" svg:height="0.983cm" svg:x="6.015cm" svg:y="12.975cm">
          <text:p text:style-name="P24"><text:span text:style-name="T15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xml:id="id46" draw:id="id46" draw:layer="layout" svg:width="1.768cm" svg:height="1.768cm" svg:x="11.124cm" svg:y="5.901cm">
          <text:p text:style-name="P24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xml:id="id50" draw:id="id50" draw:layer="layout" svg:width="2.358cm" svg:height="1.572cm" svg:x="15.447cm" svg:y="7.276cm">
          <text:p text:style-name="P24"><text:span text:style-name="T17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45" draw:id="id45" draw:layer="layout" svg:width="1.768cm" svg:height="1.769cm" svg:x="11.124cm" svg:y="9.634cm">
          <text:p text:style-name="P24"><text:span text:style-name="T15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44" draw:id="id44" draw:layer="layout" svg:width="1.769cm" svg:height="1.769cm" svg:x="15.741cm" svg:y="9.634cm">
          <text:p text:style-name="P24"><text:span text:style-name="T15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1" xml:id="id43" draw:id="id43" draw:layer="layout" svg:width="1.376cm" svg:height="0.983cm" svg:x="14.071cm" svg:y="12.975cm">
          <text:p text:style-name="P24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4.759cm" svg:y1="12.975cm" svg:x2="15.741cm" svg:y2="10.519cm" draw:start-shape="id43" draw:start-glue-point="0" draw:end-shape="id44" draw:end-glue-point="6" svg:d="M14759 12975v-2456h982" svg:viewBox="0 0 983 2457">
          <text:p/>
        </draw:connector>
        <draw:connector draw:style-name="gr11" draw:text-style-name="P23" draw:layer="layout" svg:x1="12.008cm" svg:y1="9.634cm" svg:x2="12.008cm" svg:y2="7.669cm" draw:start-shape="id45" draw:start-glue-point="4" draw:end-shape="id46" draw:end-glue-point="8" svg:d="M12008 9634v-1965" svg:viewBox="0 0 1 1966">
          <text:p/>
        </draw:connector>
        <draw:connector draw:style-name="gr11" draw:text-style-name="P23" draw:layer="layout" svg:x1="7.587cm" svg:y1="6.785cm" svg:x2="11.124cm" svg:y2="6.785cm" draw:start-shape="id47" draw:start-glue-point="10" draw:end-shape="id46" draw:end-glue-point="6" svg:d="M7587 6785h3537" svg:viewBox="0 0 3538 1">
          <text:p/>
        </draw:connector>
        <draw:connector draw:style-name="gr11" draw:text-style-name="P23" draw:layer="layout" svg:x1="6.702cm" svg:y1="12.975cm" svg:x2="6.702cm" svg:y2="7.669cm" draw:start-shape="id48" draw:start-glue-point="0" draw:end-shape="id47" svg:d="M6702 12975v-5306" svg:viewBox="0 0 1 5307">
          <text:p/>
        </draw:connector>
        <draw:connector draw:style-name="gr11" draw:text-style-name="P23" draw:layer="layout" svg:x1="12.008cm" svg:y1="12.975cm" svg:x2="12.008cm" svg:y2="11.403cm" draw:start-shape="id49" draw:end-shape="id45" draw:end-glue-point="8" svg:d="M12008 12975v-1572" svg:viewBox="0 0 1 1573">
          <text:p/>
        </draw:connector>
        <draw:custom-shape draw:style-name="gr28" draw:text-style-name="P32" xml:id="id49" draw:id="id49" draw:layer="layout" svg:width="1.768cm" svg:height="0.983cm" svg:x="11.124cm" svg:y="12.975cm">
          <text:p text:style-name="P24"><text:span text:style-name="T16">t</text:span><text:span text:style-name="T16">a</text:span><text:span text:style-name="T16">n</text:span><text:span text:style-name="T16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51" draw:id="id51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6.626cm" svg:y1="8.848cm" svg:x2="16.626cm" svg:y2="9.634cm" draw:start-shape="id50" draw:start-glue-point="8" draw:end-shape="id44" draw:end-glue-point="4" svg:d="M16626 8848v786" svg:viewBox="0 0 1 787">
          <text:p/>
        </draw:connector>
        <draw:frame draw:style-name="gr7" draw:text-style-name="P18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19.826cm" svg:y="6.483cm" svg:viewBox="0 0 774 635" draw:points="387,635 0,635 0,0 774,0 774,635">
            <text:p/>
          </draw:polygon>
          <draw:path draw:style-name="gr6" draw:text-style-name="P1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222cm" svg:y="6.514cm" svg:viewBox="0 0 1552 698" draw:points="777,698 0,698 0,0 1552,0 1552,698">
            <text:p/>
          </draw:polygon>
          <draw:path draw:style-name="gr6" draw:text-style-name="P1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3.674cm" svg:y1="6.827cm" svg:x2="5.818cm" svg:y2="6.785cm" draw:end-shape="id47" draw:end-glue-point="6" svg:d="M3674 6827l2144-42" svg:viewBox="0 0 2145 43">
          <text:p/>
        </draw:connector>
        <draw:connector draw:style-name="gr16" draw:layer="layout" svg:x1="10.969cm" svg:y1="16.199cm" svg:x2="6.702cm" svg:y2="13.958cm" draw:start-shape="id51" draw:start-glue-point="0" draw:end-shape="id48" draw:end-glue-point="2" svg:d="M10969 16199v-1120h-4267v-1121" svg:viewBox="0 0 4268 2242">
          <text:p/>
        </draw:connector>
        <draw:connector draw:style-name="gr16" draw:layer="layout" svg:x1="10.969cm" svg:y1="16.199cm" svg:x2="14.759cm" svg:y2="13.958cm" draw:start-shape="id51" draw:start-glue-point="0" draw:end-shape="id43" draw:end-glue-point="2" svg:d="M10969 16199v-1120h3790v-1121" svg:viewBox="0 0 3791 2242">
          <text:p/>
        </draw:connector>
        <draw:connector draw:style-name="gr16" draw:layer="layout" svg:x1="10.969cm" svg:y1="16.199cm" svg:x2="12.008cm" svg:y2="13.958cm" draw:start-shape="id51" draw:start-glue-point="0" draw:end-shape="id49" draw:end-glue-point="2" svg:d="M10969 16199v-1120h1039v-1121" svg:viewBox="0 0 1040 2242">
          <text:p/>
        </draw:connector>
        <draw:frame draw:style-name="gr7" draw:text-style-name="P18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2.892cm" svg:y1="6.785cm" svg:x2="16.626cm" svg:y2="7.276cm" draw:start-shape="id46" draw:start-glue-point="10" draw:end-shape="id50" draw:end-glue-point="4" svg:d="M12892 6785h1278v-10h2456v501" svg:viewBox="0 0 3735 502">
          <text:p/>
        </draw:connector>
        <draw:line draw:style-name="gr11" draw:text-style-name="P23" draw:layer="layout" svg:x1="16.626cm" svg:y1="6.785cm" svg:x2="19.826cm" svg:y2="6.767cm">
          <text:p/>
        </draw:line>
        <draw:g>
          <svg:title>TexMaths</svg:title>
          <svg:desc>18§display§\tilde{C}^{\left(t\right)}§svg§600§FALSE§</svg:desc>
          <draw:polygon draw:style-name="gr5" draw:text-style-name="P16" draw:layer="layout" svg:width="1.065cm" svg:height="0.584cm" svg:x="12.18cm" svg:y="12.145cm" svg:viewBox="0 0 1066 585" draw:points="533,585 0,585 0,0 1066,0 1066,585">
            <text:p/>
          </draw:polygon>
          <draw:path draw:style-name="gr6" draw:text-style-name="P17" draw:layer="layout" svg:width="0.207cm" svg:height="0.058cm" svg:x="12.372cm" svg:y="12.156cm" svg:viewBox="0 0 208 59" svg:d="M208 10l-10-10c0 0-24 31-51 31-14 0-30-10-41-17-17-10-28-14-38-14-24 0-35 14-68 50l10 9c0-1 24-31 51-31 15 0 31 10 41 16 17 11 28 15 39 15 23 0 36-14 67-49z">
            <text:p/>
          </draw:path>
          <draw:path draw:style-name="gr6" draw:text-style-name="P17" draw:layer="layout" svg:width="0.442cm" svg:height="0.452cm" svg:x="12.211cm" svg:y="12.289cm" svg:viewBox="0 0 443 453" svg:d="M443 6c0-2-2-6-8-6-1 0-2 0-9 7l-43 48c-6-8-35-55-104-55-139 0-279 137-279 283 0 102 74 170 168 170 55 0 102-24 136-54 58-51 68-107 68-109 0-5-6-5-7-5-4 0-7 0-9 5-5 19-20 62-62 99-44 34-83 46-116 46-55 0-121-33-121-131 0-35 12-136 74-209 39-44 98-75 153-75 64 0 101 48 101 120 0 24-2 26-2 31 0 7 6 7 9 7 8 0 8-1 11-12z">
            <text:p/>
          </draw:path>
          <draw:path draw:style-name="gr6" draw:text-style-name="P17" draw:layer="layout" svg:width="0.114cm" svg:height="0.435cm" svg:x="12.718cm" svg:y="12.145cm" svg:viewBox="0 0 115 436" svg:d="M106 0c-83 58-106 151-106 218 0 61 18 157 106 218 3 0 9 0 9-4 0-3-2-4-5-7-59-53-80-128-80-207 0-117 45-176 82-208 1-2 3-3 3-4 0-6-6-6-9-6z">
            <text:p/>
          </draw:path>
          <draw:path draw:style-name="gr6" draw:text-style-name="P17" draw:layer="layout" svg:width="0.147cm" svg:height="0.276cm" svg:x="12.881cm" svg:y="12.199cm" svg:viewBox="0 0 148 277" svg:d="M89 101h45c9 0 14 0 14-10 0-6-5-6-12-6h-43l17-65c0-2 2-4 2-6 0-8-7-14-16-14-11 0-17 7-21 18-3 12 3-10-16 67h-45c-8 0-14 0-14 10 0 6 6 6 13 6h42l-27 103c-1 11-5 27-5 32 0 26 21 41 46 41 50 0 77-60 77-66s-6-6-7-6c-6 0-6 2-9 9-13 27-35 52-59 52-10 0-16-6-16-23 0-4 2-12 3-17z">
            <text:p/>
          </draw:path>
          <draw:path draw:style-name="gr6" draw:text-style-name="P17" draw:layer="layout" svg:width="0.114cm" svg:height="0.435cm" svg:x="13.08cm" svg:y="12.145cm" svg:viewBox="0 0 115 436" svg:d="M8 0c-2 0-8 0-8 6 0 1 1 2 4 5 38 36 79 94 79 207 0 91-28 160-75 202-8 9-8 9-8 12 0 1 1 4 6 4s46-28 76-84c20-35 33-83 33-134 0-61-19-157-107-218z">
            <text:p/>
          </draw:path>
        </draw:g>
        <draw:custom-shape draw:style-name="gr32" draw:text-style-name="P41" xml:id="id52" draw:id="id52" draw:layer="layout" svg:width="2.358cm" svg:height="1.572cm" svg:x="7.8cm" svg:y="9.7cm">
          <text:p text:style-name="P24"><text:span text:style-name="T17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3" draw:layer="layout" svg:x1="6.702cm" svg:y1="12.975cm" svg:x2="7.8cm" svg:y2="10.486cm" draw:start-shape="id48" draw:start-glue-point="0" draw:end-shape="id52" draw:end-glue-point="6" svg:d="M6702 12975v-2489h1098" svg:viewBox="0 0 1099 2490">
          <text:p/>
        </draw:connector>
        <draw:connector draw:style-name="gr33" draw:text-style-name="P23" draw:layer="layout" draw:type="line" svg:x1="10.158cm" svg:y1="10.486cm" svg:x2="11.124cm" svg:y2="10.518cm" draw:start-shape="id52" draw:start-glue-point="10" draw:end-shape="id45" svg:d="M10158 10486l966 32" svg:viewBox="0 0 967 3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1" presentation:class="page"/>
          <draw:frame presentation:style-name="pr13" draw:text-style-name="P3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52cm" presentation:class="title" presentation:user-transformed="true">
          <draw:text-box>
            <text:p><text:span text:style-name="T7">Gated Recurrent Units</text:span></text:p>
          </draw:text-box>
        </draw:frame>
        <draw:frame presentation:style-name="pr5" draw:text-style-name="P44" draw:layer="layout" svg:width="22.402cm" svg:height="12.518cm" svg:x="0.798cm" svg:y="5.2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2">Vereinfachtes LSTM, verwendet keinen Zellzustand </text:p>
                  </text:list-item>
                  <text:list-item>
                    <text:p text:style-name="P42">GRU nutzt ein <text:span text:style-name="T10">reset gate</text:span><text:span text:style-name="T24"> an Stelle von </text:span><text:span text:style-name="T10">forget </text:span><text:span text:style-name="T24">und </text:span><text:span text:style-name="T10">output gate</text:span><text:span text:style-name="T24">, so wie ein</text:span><text:span text:style-name="T10"> update gate</text:span></text:p>
                  </text:list-item>
                </text:list>
                <text:p><text:span text:style-name="T25"/></text:p>
              </text:list-item>
              <text:list-item>
                <text:p><text:span text:style-name="T26">Reset Gate:</text:span></text:p>
              </text:list-item>
              <text:list-item>
                <text:p text:style-name="P43"><text:span text:style-name="T27">Bestimmt wie viel aus dem vorherigen</text:span><text:span text:style-name="T28"> hidden state</text:span><text:span text:style-name="T27"> in den </text:span><text:span text:style-name="T27">Neuen eingeht</text:span></text:p>
              </text:list-item>
              <text:list-item>
                <text:p text:style-name="P12"><text:span text:style-name="T26">Update Gate:</text:span></text:p>
              </text:list-item>
              <text:list-item>
                <text:p text:style-name="P43"><text:span text:style-name="T18">Bestimmt zu welchen Anteilen neuer Input und alter </text:span><text:span text:style-name="T28">hidden state </text:span><text:span text:style-name="T27">in den neuen </text:span><text:span text:style-name="T28">hidden state</text:span><text:span text:style-name="T27"> eingehen</text:span></text:p>
              </text:list-item>
            </text:list>
          </draw:text-box>
        </draw:frame>
        <draw:g>
          <svg:title>TexMaths</svg:title>
          <svg:desc>26§inline§C^{\left(t\right)}§svg§600§FALSE§</svg:desc>
          <draw:polygon draw:style-name="gr5" draw:text-style-name="P16" draw:layer="layout" svg:width="1.567cm" svg:height="0.812cm" svg:x="8.7cm" svg:y="6.3cm" svg:viewBox="0 0 1568 813" draw:points="784,813 0,813 0,0 1568,0 1568,813">
            <text:p/>
          </draw:polygon>
          <draw:path draw:style-name="gr6" draw:text-style-name="P17" draw:layer="layout" svg:width="0.65cm" svg:height="0.665cm" svg:x="8.746cm" svg:y="6.466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9.492cm" svg:y="6.3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9.731cm" svg:y="6.379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10.025cm" svg:y="6.3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5" draw:text-style-name="P16" draw:layer="layout" svg:width="8.971cm" svg:height="0.773cm" svg:x="14.2cm" svg:y="13.526cm" svg:viewBox="0 0 8972 774" draw:points="4486,774 0,774 0,0 8972,0 8972,774">
            <text:p/>
          </draw:polygon>
          <draw:path draw:style-name="gr6" draw:text-style-name="P17" draw:layer="layout" svg:width="0.316cm" svg:height="0.351cm" svg:x="14.223cm" svg:y="13.7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6" draw:text-style-name="P17" draw:layer="layout" svg:width="0.184cm" svg:height="0.344cm" svg:x="14.571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cm" svg:y="13.8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1cm" svg:y="13.7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398cm" svg:y="13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4cm" svg:y="13.5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52cm" svg:height="0.245cm" svg:x="17.378cm" svg:y="13.9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083cm" svg:height="0.083cm" svg:x="17.933cm" svg:y="13.8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45cm" svg:y="13.5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1cm" svg:y="13.5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36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05cm" svg:y="14.0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689cm" svg:y="13.8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43cm" svg:y="14.0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44cm" svg:y="13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786cm" svg:y="13.8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51cm" svg:y="13.5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65cm" svg:y="13.6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3cm" svg:y="13.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52cm" svg:height="0.245cm" svg:x="22.553cm" svg:y="13.9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18cm" svg:height="0.773cm" svg:x="22.913cm" svg:y="13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5" draw:text-style-name="P16" draw:layer="layout" svg:width="9.008cm" svg:height="0.773cm" svg:x="14.191cm" svg:y="17.2cm" svg:viewBox="0 0 9009 774" draw:points="4505,774 0,774 0,0 9009,0 9009,774">
            <text:p/>
          </draw:polygon>
          <draw:path draw:style-name="gr6" draw:text-style-name="P17" draw:layer="layout" svg:width="0.328cm" svg:height="0.351cm" svg:x="14.224cm" svg:y="17.4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6" draw:text-style-name="P17" draw:layer="layout" svg:width="0.184cm" svg:height="0.344cm" svg:x="14.573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2cm" svg:y="17.4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2cm" svg:y="17.4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4cm" svg:y="17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7cm" svg:y="17.2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49cm" svg:height="0.245cm" svg:x="17.387cm" svg:y="17.6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6" draw:text-style-name="P17" draw:layer="layout" svg:width="0.083cm" svg:height="0.083cm" svg:x="17.948cm" svg:y="17.545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6cm" svg:y="17.2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26cm" svg:y="17.2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52cm" svg:y="17.5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21cm" svg:y="17.7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705cm" svg:y="17.536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59cm" svg:y="17.6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59cm" svg:y="1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801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67cm" svg:y="17.2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81cm" svg:y="17.3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46cm" svg:y="17.2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49cm" svg:height="0.245cm" svg:x="22.575cm" svg:y="17.6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6" draw:text-style-name="P17" draw:layer="layout" svg:width="0.18cm" svg:height="0.773cm" svg:x="22.943cm" svg:y="17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2" presentation:class="page"/>
          <draw:frame presentation:style-name="pr13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16" draw:text-style-name="P11" draw:layer="layout" svg:width="22.402cm" svg:height="1.08cm" svg:x="0.798cm" svg:y="2.82cm" presentation:class="title" presentation:user-transformed="true">
          <draw:text-box>
            <text:p><text:span text:style-name="T29">G</text:span><text:span text:style-name="T29">a</text:span><text:span text:style-name="T29">t</text:span><text:span text:style-name="T29">e</text:span><text:span text:style-name="T29">d</text:span><text:span text:style-name="T29"> </text:span><text:span text:style-name="T29">R</text:span><text:span text:style-name="T29">e</text:span><text:span text:style-name="T29">c</text:span><text:span text:style-name="T29">u</text:span><text:span text:style-name="T29">r</text:span><text:span text:style-name="T29">r</text:span><text:span text:style-name="T29">e</text:span><text:span text:style-name="T29">n</text:span><text:span text:style-name="T29">t</text:span><text:span text:style-name="T29"> </text:span><text:span text:style-name="T29">U</text:span><text:span text:style-name="T29">n</text:span><text:span text:style-name="T29">i</text:span><text:span text:style-name="T29">t</text:span></text:p>
          </draw:text-box>
        </draw:frame>
        <draw:custom-shape draw:style-name="gr10" draw:text-style-name="P26" xml:id="id53" draw:id="id53" draw:layer="layout" svg:width="1.4cm" svg:height="1cm" svg:x="5.874cm" svg:y="12.364cm">
          <text:p text:style-name="P24"><text:span text:style-name="T1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54" draw:id="id54" draw:layer="layout" svg:width="1.8cm" svg:height="1.8cm" svg:x="3.674cm" svg:y="8.513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3" draw:layer="layout" svg:x1="6.574cm" svg:y1="12.364cm" svg:x2="5.474cm" svg:y2="9.413cm" draw:start-shape="id53" draw:start-glue-point="0" draw:end-shape="id54" draw:end-glue-point="10" svg:d="M6574 12364v-2951h-1100" svg:viewBox="0 0 1101 2952">
          <text:p/>
        </draw:connector>
        <draw:g xml:id="id56" draw:id="id56">
          <svg:title>TexMaths</svg:title>
          <svg:desc>22§display§x_t§svg§600§FALSE§</svg:desc>
          <draw:polygon draw:style-name="gr5" draw:text-style-name="P16" draw:layer="layout" svg:width="0.677cm" svg:height="0.449cm" svg:x="6.246cm" svg:y="16.345cm" svg:viewBox="0 0 678 450" draw:points="338,450 0,450 0,0 678,0 678,450">
            <text:p/>
          </draw:polygon>
          <draw:path draw:style-name="gr6" draw:text-style-name="P1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6" draw:text-style-name="P1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5" draw:id="id55">
          <svg:title>TexMaths</svg:title>
          <svg:desc>22§display§h_{t-1}§svg§600§FALSE§</svg:desc>
          <draw:polygon draw:style-name="gr5" draw:text-style-name="P16" draw:layer="layout" svg:width="1.473cm" svg:height="0.718cm" svg:x="1.4cm" svg:y="5.264cm" svg:viewBox="0 0 1474 719" draw:points="736,719 0,719 0,0 1474,0 1474,719">
            <text:p/>
          </draw:polygon>
          <draw:path draw:style-name="gr6" draw:text-style-name="P1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6" draw:text-style-name="P1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6" draw:text-style-name="P1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5" draw:text-style-name="P16" draw:layer="layout" svg:width="0.584cm" svg:height="0.449cm" svg:x="6.775cm" svg:y="11.573cm" svg:viewBox="0 0 585 450" draw:points="293,450 0,450 0,0 585,0 585,450">
            <text:p/>
          </draw:polygon>
          <draw:path draw:style-name="gr6" draw:text-style-name="P1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6" draw:text-style-name="P1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11" draw:text-style-name="P23" xml:id="id59" draw:id="id59" draw:layer="layout" svg:x1="2.874cm" svg:y1="5.623cm" svg:x2="4.574cm" svg:y2="8.513cm" draw:start-shape="id55" draw:start-glue-point="1" draw:end-shape="id54" draw:end-glue-point="4" svg:d="M2874 5623h1700v2890" svg:viewBox="0 0 1701 2891">
          <text:p/>
        </draw:connector>
        <draw:connector draw:style-name="gr11" draw:text-style-name="P36" draw:layer="layout" draw:type="line" svg:x1="6.585cm" svg:y1="16.336cm" svg:x2="6.574cm" svg:y2="13.364cm" draw:start-shape="id56" draw:start-glue-point="0" draw:end-shape="id53" draw:end-glue-point="2" svg:d="M6585 16336l-11-2972" svg:viewBox="0 0 12 2973">
          <text:p/>
        </draw:connector>
        <draw:custom-shape draw:style-name="gr9" draw:text-style-name="P25" xml:id="id60" draw:id="id60" draw:layer="layout" svg:width="1.8cm" svg:height="1.8cm" svg:x="8.4cm" svg:y="4.7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1" draw:id="id61" draw:layer="layout" svg:width="1.8cm" svg:height="1.8cm" svg:x="12.2cm" svg:y="4.7cm">
          <text:p text:style-name="P24"><text:span text:style-name="T1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xml:id="id58" draw:id="id58" draw:layer="layout" svg:width="2.358cm" svg:height="1.572cm" svg:x="8.1cm" svg:y="7.7cm">
          <text:p text:style-name="P24"><text:span text:style-name="T17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2" draw:id="id62" draw:layer="layout" svg:width="1.8cm" svg:height="1.8cm" svg:x="12.2cm" svg:y="9.6cm">
          <text:p text:style-name="P24"><text:span text:style-name="T13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57" draw:id="id57" draw:layer="layout" svg:width="1.4cm" svg:height="1cm" svg:x="8.574cm" svg:y="12.364cm">
          <text:p text:style-name="P24"><text:span text:style-name="T13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9.274cm" svg:y1="12.364cm" svg:x2="9.279cm" svg:y2="9.272cm" draw:start-shape="id57" draw:start-glue-point="0" draw:end-shape="id58" draw:end-glue-point="8" svg:d="M9274 12364v-1545h5v-1547" svg:viewBox="0 0 6 3093">
          <text:p/>
        </draw:connector>
        <draw:connector draw:style-name="gr11" draw:text-style-name="P23" draw:layer="layout" draw:type="line" svg:x1="4.574cm" svg:y1="5.623cm" svg:x2="8.4cm" svg:y2="5.6cm" draw:start-shape="id59" draw:start-glue-point="0" draw:end-shape="id60" svg:d="M4574 5623l3826-23" svg:viewBox="0 0 3827 24">
          <text:p/>
        </draw:connector>
        <draw:connector draw:style-name="gr11" draw:text-style-name="P23" draw:layer="layout" draw:type="line" svg:x1="10.2cm" svg:y1="5.6cm" svg:x2="12.2cm" svg:y2="5.6cm" draw:start-shape="id60" draw:start-glue-point="10" draw:end-shape="id61" draw:end-glue-point="6" svg:d="M10200 5600h2000" svg:viewBox="0 0 2001 1">
          <text:p/>
        </draw:connector>
        <draw:connector draw:style-name="gr11" draw:text-style-name="P23" draw:layer="layout" svg:x1="9.274cm" svg:y1="12.364cm" svg:x2="12.2cm" svg:y2="10.5cm" draw:start-shape="id57" draw:start-glue-point="0" draw:end-shape="id62" draw:end-glue-point="6" svg:d="M9274 12364v-1864h2926" svg:viewBox="0 0 2927 1865">
          <text:p/>
        </draw:connector>
        <draw:connector draw:style-name="gr11" draw:text-style-name="P23" draw:layer="layout" svg:x1="13.1cm" svg:y1="9.6cm" svg:x2="13.1cm" svg:y2="6.5cm" draw:start-shape="id62" draw:start-glue-point="4" draw:end-shape="id61" draw:end-glue-point="8" svg:d="M13100 9600v-3100" svg:viewBox="0 0 1 3101">
          <text:p/>
        </draw:connector>
        <draw:connector draw:style-name="gr11" draw:text-style-name="P23" draw:layer="layout" draw:line-skew="-0.251cm" svg:x1="6.585cm" svg:y1="16.336cm" svg:x2="9.274cm" svg:y2="13.364cm" draw:start-shape="id56" draw:start-glue-point="0" draw:end-shape="id57" draw:end-glue-point="2" svg:d="M6585 16336v-1736h2689v-1236" svg:viewBox="0 0 2690 2973">
          <text:p/>
        </draw:connector>
        <draw:connector draw:style-name="gr11" draw:text-style-name="P23" draw:layer="layout" draw:type="line" svg:x1="9.279cm" svg:y1="7.7cm" svg:x2="9.3cm" svg:y2="6.5cm" draw:start-shape="id58" draw:start-glue-point="4" draw:end-shape="id60" draw:end-glue-point="8" svg:d="M9279 7700l21-1200" svg:viewBox="0 0 22 1201">
          <text:p/>
        </draw:connector>
        <draw:connector draw:style-name="gr34" draw:text-style-name="P23" xml:id="id63" draw:id="id63" draw:layer="layout" svg:x1="2.137cm" svg:y1="5.983cm" svg:x2="5.874cm" svg:y2="12.864cm" draw:start-shape="id55" draw:start-glue-point="2" draw:end-shape="id53" draw:end-glue-point="3" svg:d="M2137 5983v6881h3737" svg:viewBox="0 0 3738 6882">
          <text:p/>
        </draw:connector>
        <draw:connector draw:style-name="gr34" draw:text-style-name="P23" draw:layer="layout" draw:line-skew="0.486cm 0.576cm" svg:x1="2.137cm" svg:y1="12.864cm" svg:x2="8.574cm" svg:y2="12.864cm" draw:start-shape="id63" draw:start-glue-point="0" draw:end-shape="id57" draw:end-glue-point="3" svg:d="M2137 12864v1176h5663v-1176h774" svg:viewBox="0 0 6438 1177">
          <text:p/>
        </draw:connector>
        <draw:custom-shape draw:style-name="gr28" draw:text-style-name="P32" xml:id="id64" draw:id="id64" draw:layer="layout" svg:width="1.768cm" svg:height="0.983cm" svg:x="12.174cm" svg:y="12.364cm">
          <text:p text:style-name="P24"><text:span text:style-name="T16">t</text:span><text:span text:style-name="T16">a</text:span><text:span text:style-name="T16">n</text:span><text:span text:style-name="T16">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5" draw:text-style-name="P16" draw:layer="layout" svg:width="0.593cm" svg:height="0.449cm" svg:x="9.415cm" svg:y="11.609cm" svg:viewBox="0 0 594 450" draw:points="297,450 0,450 0,0 594,0 594,450">
            <text:p/>
          </draw:polygon>
          <draw:path draw:style-name="gr6" draw:text-style-name="P1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6" draw:text-style-name="P1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11" draw:text-style-name="P23" draw:layer="layout" draw:line-skew="-0.242cm" svg:x1="6.585cm" svg:y1="16.336cm" svg:x2="13.058cm" svg:y2="13.347cm" draw:start-shape="id56" draw:start-glue-point="0" draw:end-shape="id64" draw:end-glue-point="2" svg:d="M6585 16336v-1736h6473v-1253" svg:viewBox="0 0 6474 2990">
          <text:p/>
        </draw:connector>
        <draw:connector draw:style-name="gr11" draw:text-style-name="P23" draw:layer="layout" draw:type="line" svg:x1="13.058cm" svg:y1="12.364cm" svg:x2="13.1cm" svg:y2="11.4cm" draw:start-shape="id64" draw:start-glue-point="0" draw:end-shape="id62" draw:end-glue-point="8" svg:d="M13058 12364l42-964" svg:viewBox="0 0 43 965">
          <text:p/>
        </draw:connector>
        <draw:g xml:id="id65" draw:id="id65">
          <svg:title>TexMaths</svg:title>
          <svg:desc>22§display§h_{t}§svg§600§FALSE§</svg:desc>
          <draw:polygon draw:style-name="gr5" draw:text-style-name="P16" draw:layer="layout" svg:width="0.681cm" svg:height="0.654cm" svg:x="16.2cm" svg:y="5.24cm" svg:viewBox="0 0 682 655" draw:points="340,655 0,655 0,0 682,0 682,655">
            <text:p/>
          </draw:polygon>
          <draw:path draw:style-name="gr6" draw:text-style-name="P1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6" draw:text-style-name="P1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11" draw:text-style-name="P23" draw:layer="layout" draw:type="line" svg:x1="14cm" svg:y1="5.6cm" svg:x2="16.2cm" svg:y2="5.57cm" draw:start-shape="id61" draw:start-glue-point="10" draw:end-shape="id65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5" draw:text-style-name="P16" draw:layer="layout" svg:width="7.995cm" svg:height="1.817cm" svg:x="15.401cm" svg:y="15.101cm" svg:viewBox="0 0 7996 1818" draw:points="3998,1818 0,1818 0,0 7996,0 7996,1818">
            <text:p/>
          </draw:polygon>
          <draw:path draw:style-name="gr6" draw:text-style-name="P1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6" draw:text-style-name="P1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6" draw:text-style-name="P1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6" draw:text-style-name="P1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9.665cm" svg:y="15.216cm" svg:viewBox="0 0 88 633" draw:points="88,633 88,609 26,609 26,26 88,26 88,0 0,0 0,633">
            <text:p/>
          </draw:polygon>
          <draw:path draw:style-name="gr6" draw:text-style-name="P1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1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6" draw:text-style-name="P1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6" draw:text-style-name="P17" draw:layer="layout" svg:width="0.087cm" svg:height="0.632cm" svg:x="22.988cm" svg:y="15.216cm" svg:viewBox="0 0 88 633" draw:points="88,0 0,0 0,26 62,26 62,609 0,609 0,633 88,633">
            <text:p/>
          </draw:polygon>
          <draw:path draw:style-name="gr6" draw:text-style-name="P1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6" draw:text-style-name="P1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6" draw:text-style-name="P1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1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6" draw:text-style-name="P1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35" draw:text-style-name="P18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36" draw:text-style-name="P23" xml:id="id66" draw:id="id66" draw:layer="layout" draw:type="line" svg:x1="4.574cm" svg:y1="10.313cm" svg:x2="4.564cm" svg:y2="14.221cm" draw:start-shape="id54" draw:start-glue-point="8" svg:d="M4574 10313l-10 3908" svg:viewBox="0 0 11 3909">
          <text:p/>
        </draw:connector>
        <draw:connector draw:style-name="gr37" draw:text-style-name="P23" draw:layer="layout" draw:line-skew="0.278cm 2.826cm" svg:x1="4.564cm" svg:y1="14.221cm" svg:x2="12.174cm" svg:y2="12.855cm" draw:start-shape="id66" draw:start-glue-point="3" draw:end-shape="id64" draw:end-glue-point="3" svg:d="M4564 14221v805h6649v-2171h961" svg:viewBox="0 0 7611 217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3" presentation:class="page"/>
          <draw:frame presentation:style-name="pr13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2_5f_-title">
      <style:graphic-properties draw:auto-grow-height="false" fo:min-height="3.181cm"/>
    </style:style>
    <style:style style:name="Mpr31" style:family="presentation" style:parent-style-name="Title2_5f_-outline1">
      <style:graphic-properties fo:min-height="11.049cm"/>
    </style:style>
    <style:style style:name="Mpr32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3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4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</text:span><text:span text:style-name="MT2">.0</text:span><text:span text:style-name="MT2">5.</text:span><text:span text:style-name="MT2">20</text:span><text:span text:style-name="MT2">19 </text:span><text:span text:style-name="MT2">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</text:span><text:span text:style-name="MT2">.0</text:span><text:span text:style-name="MT2">5.</text:span><text:span text:style-name="MT2">20</text:span><text:span text:style-name="MT2">19 </text:span><text:span text:style-name="MT2"><text:s/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</text:span><text:span text:style-name="MT2">.0</text:span><text:span text:style-name="MT2">5.</text:span><text:span text:style-name="MT2">20</text:span><text:span text:style-name="MT2">19 </text:span><text:span text:style-name="MT2"><text:s/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</text:span><text:span text:style-name="MT2">.0</text:span><text:span text:style-name="MT2">5.</text:span><text:span text:style-name="MT2">20</text:span><text:span text:style-name="MT2">19 </text:span><text:span text:style-name="MT2"><text:s/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</text:span><text:span text:style-name="MT2">.0</text:span><text:span text:style-name="MT2">5.</text:span><text:span text:style-name="MT2">20</text:span><text:span text:style-name="MT2">19 </text:span><text:span text:style-name="MT2"><text:s/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</text:span><text:span text:style-name="MT2">.0</text:span><text:span text:style-name="MT2">5.</text:span><text:span text:style-name="MT2">20</text:span><text:span text:style-name="MT2">19 </text:span><text:span text:style-name="MT2"><text:s/>|</text:span></text:p>
            </text:list-header>
          </text:list>
        </draw:text-box>
      </draw:frame>
      <draw:frame presentation:style-name="Mpr3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8T23:42:56.380810267</dc:date>
    <meta:editing-cycles>149</meta:editing-cycles>
    <meta:generator>LibreOffice/6.0.7.3$Linux_X86_64 LibreOffice_project/00m0$Build-3</meta:generator>
    <meta:editing-duration>PT19H56M32S</meta:editing-duration>
    <meta:document-statistic meta:object-count="840"/>
  </office:meta>
</office:document-meta>
</file>